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solid" svg:stroke-width="0.077cm" svg:stroke-color="#000000" draw:stroke-linejoin="round" svg:stroke-linecap="butt" draw:fill="none" fo:padding-top="0.038cm" fo:padding-bottom="0.038cm" fo:padding-left="0.038cm" fo:padding-right="0.038cm" loext:decorative="fals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solid" svg:stroke-width="0.068cm" svg:stroke-color="#000000" draw:stroke-linejoin="miter" svg:stroke-linecap="butt" draw:fill="none" fo:padding-top="0.034cm" fo:padding-bottom="0.034cm" fo:padding-left="0.034cm" fo:padding-right="0.034cm" loext:decorative="fals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solid" svg:stroke-width="0.015cm" svg:stroke-color="#000000" draw:stroke-linejoin="round" svg:stroke-linecap="butt" draw:fill="none" fo:padding-top="0.007cm" fo:padding-bottom="0.007cm" fo:padding-left="0.007cm" fo:padding-right="0.007cm" loext:decorative="false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4pt" style:font-size-asian="14pt" style:font-size-complex="14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/>
      <style:text-properties fo:font-size="16pt" style:font-size-asian="16pt" style:font-size-complex="16pt"/>
    </style:style>
    <style:style style:name="P6" style:family="paragraph">
      <loext:graphic-properties draw:fill="none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style:paragraph-properties fo:margin-left="0.5cm" fo:margin-right="0cm" fo:margin-top="0.3cm" fo:margin-bottom="0.3cm" fo:text-align="start" fo:text-indent="0cm" style:writing-mode="lr-tb"/>
    </style:style>
    <style:style style:name="P9" style:family="paragraph">
      <style:paragraph-properties fo:margin-left="0.5cm" fo:margin-right="0cm" fo:text-align="start" fo:text-indent="0cm" style:writing-mode="lr-tb"/>
    </style:style>
    <style:style style:name="P10" style:family="paragraph">
      <loext:graphic-properties draw:fill="none"/>
      <style:paragraph-properties fo:margin-left="0.5cm" fo:margin-right="0cm" fo:text-align="start" fo:text-indent="0cm"/>
      <style:text-properties fo:font-size="14pt" style:font-size-asian="14pt" style:font-size-complex="14pt"/>
    </style:style>
    <style:style style:name="P11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fo:color="#000000" loext:opacity="100%" style:font-name="Times New Roman" fo:font-size="14pt" fo:font-weight="normal" style:font-name-asian="Times New Roman" style:font-size-asian="14pt" style:font-weight-asian="normal" style:font-name-complex="Times New Roman" style:font-size-complex="14pt" style:font-weight-complex="normal"/>
    </style:style>
    <style:style style:name="T2" style:family="text">
      <style:text-properties fo:color="#000000" loext:opacity="100%"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3" style:family="text">
      <style:text-properties fo:color="#000000" loext:opacity="100%"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4" style:family="text">
      <style:text-properties fo:color="#000000" loext:opacity="100%" style:font-name="Times New Roman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T5" style:family="text">
      <style:text-properties fo:color="#000000" loext:opacity="100%" style:font-name="Times New Roman" fo:font-size="7pt" fo:font-weight="normal" style:font-name-asian="Times New Roman" style:font-size-asian="7pt" style:font-weight-asian="normal" style:font-name-complex="Times New Roman" style:font-size-complex="7pt" style:font-weight-complex="normal"/>
    </style:style>
    <style:style style:name="T6" style:family="text">
      <style:text-properties fo:color="#000000" loext:opacity="100%" style:font-name="Times New Roman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T7" style:family="text">
      <style:text-properties fo:color="#000000" loext:opacity="100%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cm" svg:height="29.7cm" svg:x="0cm" svg:y="0.002cm" svg:viewBox="0 0 21001 29701" draw:points="0,0 21001,0 21001,29701 0,29701">
          <text:p/>
        </draw:polygon>
        <draw:polygon draw:style-name="gr1" draw:text-style-name="P1" draw:layer="layout" svg:width="21cm" svg:height="29.7cm" svg:x="0cm" svg:y="0.002cm" svg:viewBox="0 0 21001 29701" draw:points="0,0 21001,0 21001,29701 0,29701">
          <text:p/>
        </draw:polygon>
        <draw:frame draw:style-name="gr2" draw:text-style-name="P3" draw:layer="layout" svg:width="10.145cm" svg:height="0.547cm" svg:x="6.823cm" svg:y="0.525cm">
          <draw:text-box>
            <text:p text:style-name="P2"><text:span text:style-name="T1">МИНИСТЕРСТВО ОБРАЗОВАНИЯ И НАУКИ</text:span></text:p>
          </draw:text-box>
        </draw:frame>
        <draw:frame draw:style-name="gr2" draw:text-style-name="P3" draw:layer="layout" svg:width="6.676cm" svg:height="0.547cm" svg:x="8.555cm" svg:y="1.375cm">
          <draw:text-box>
            <text:p text:style-name="P2"><text:span text:style-name="T1"><text:s/></text:span><text:span text:style-name="T1">РОССИЙСКОЙ ФЕДЕРАЦИИ</text:span></text:p>
          </draw:text-box>
        </draw:frame>
        <draw:frame draw:style-name="gr3" draw:text-style-name="P4" draw:layer="layout" svg:width="11.287cm" svg:height="0.471cm" svg:x="6.237cm" svg:y="2.225cm">
          <draw:text-box>
            <text:p text:style-name="P2"><text:span text:style-name="T2">Белгородский государственный технологический университет</text:span></text:p>
          </draw:text-box>
        </draw:frame>
        <draw:frame draw:style-name="gr3" draw:text-style-name="P4" draw:layer="layout" svg:width="3.003cm" svg:height="0.471cm" svg:x="10.382cm" svg:y="2.955cm">
          <draw:text-box>
            <text:p text:style-name="P2"><text:span text:style-name="T2">им. В.Г. Шухова</text:span></text:p>
          </draw:text-box>
        </draw:frame>
        <draw:frame draw:style-name="gr3" draw:text-style-name="P4" draw:layer="layout" svg:width="6.94cm" svg:height="0.471cm" svg:x="8.41cm" svg:y="4.416cm">
          <draw:text-box>
            <text:p text:style-name="P2"><text:span text:style-name="T2"><text:s/></text:span><text:span text:style-name="T2">Кафедра архитектурных конструкций</text:span></text:p>
          </draw:text-box>
        </draw:frame>
        <draw:frame draw:style-name="gr2" draw:text-style-name="P3" draw:layer="layout" svg:width="0.493cm" svg:height="0.547cm" svg:x="11.882cm" svg:y="7.59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7.428cm" svg:height="0.547cm" svg:x="8.241cm" svg:y="10.145cm">
          <draw:text-box>
            <text:p text:style-name="P2"><text:span text:style-name="T3">ПОЯСНИТЕЛЬНАЯ ЗАПИСКА </text:span></text:p>
          </draw:text-box>
        </draw:frame>
        <draw:frame draw:style-name="gr3" draw:text-style-name="P4" draw:layer="layout" svg:width="6.097cm" svg:height="0.471cm" svg:x="8.834cm" svg:y="10.995cm">
          <draw:text-box>
            <text:p text:style-name="P2"><text:span text:style-name="T2">к курсовой работе по дисциплине</text:span></text:p>
          </draw:text-box>
        </draw:frame>
        <draw:frame draw:style-name="gr3" draw:text-style-name="P4" draw:layer="layout" svg:width="9.755cm" svg:height="0.471cm" svg:x="7.003cm" svg:y="11.725cm">
          <draw:text-box>
            <text:p text:style-name="P2"><text:span text:style-name="T2"><text:s/></text:span><text:span text:style-name="T2">«Основы архитектуры и строительных конструкций»</text:span></text:p>
          </draw:text-box>
        </draw:frame>
        <draw:frame draw:style-name="gr3" draw:text-style-name="P4" draw:layer="layout" svg:width="1.598cm" svg:height="0.471cm" svg:x="11.084cm" svg:y="12.456cm">
          <draw:text-box>
            <text:p text:style-name="P2"><text:span text:style-name="T2"><text:s/></text:span><text:span text:style-name="T2">на тему:</text:span></text:p>
          </draw:text-box>
        </draw:frame>
        <draw:frame draw:style-name="gr3" draw:text-style-name="P4" draw:layer="layout" svg:width="10.673cm" svg:height="0.471cm" svg:x="6.544cm" svg:y="13.186cm">
          <draw:text-box>
            <text:p text:style-name="P2"><text:span text:style-name="T2"><text:s/>“</text:span><text:span text:style-name="T2">Двухэтажный 8-ми квартирный жилой дом со стенами из</text:span></text:p>
          </draw:text-box>
        </draw:frame>
        <draw:frame draw:style-name="gr3" draw:text-style-name="P4" draw:layer="layout" svg:width="9.858cm" svg:height="0.471cm" svg:x="7.006cm" svg:y="13.916cm">
          <draw:text-box>
            <text:p text:style-name="P2"><text:span text:style-name="T2"><text:s/></text:span><text:span text:style-name="T2">керамического пустотелого кирпича в г. Волгограде” </text:span></text:p>
          </draw:text-box>
        </draw:frame>
        <draw:frame draw:style-name="gr3" draw:text-style-name="P4" draw:layer="layout" svg:width="4.605cm" svg:height="0.471cm" svg:x="15.903cm" svg:y="22.09cm">
          <draw:text-box>
            <text:p text:style-name="P2"><text:span text:style-name="T2">Выполнил: ст. гр. ТВ-231</text:span></text:p>
          </draw:text-box>
        </draw:frame>
        <draw:frame draw:style-name="gr3" draw:text-style-name="P4" draw:layer="layout" svg:width="3.219cm" svg:height="0.471cm" svg:x="17.395cm" svg:y="22.82cm">
          <draw:text-box>
            <text:p text:style-name="P2"><text:span text:style-name="T2"><text:s/></text:span><text:span text:style-name="T2">Долуденко В.Ю. </text:span></text:p>
          </draw:text-box>
        </draw:frame>
        <draw:frame draw:style-name="gr3" draw:text-style-name="P4" draw:layer="layout" svg:width="4.274cm" svg:height="0.471cm" svg:x="16.341cm" svg:y="23.55cm">
          <draw:text-box>
            <text:p text:style-name="P2"><text:span text:style-name="T2">Проверил: к.т.н., проф. </text:span></text:p>
          </draw:text-box>
        </draw:frame>
        <draw:frame draw:style-name="gr3" draw:text-style-name="P4" draw:layer="layout" svg:width="2.154cm" svg:height="0.471cm" svg:x="18.355cm" svg:y="24.281cm">
          <draw:text-box>
            <text:p text:style-name="P2"><text:span text:style-name="T2">Дёгтев И.А.</text:span></text:p>
          </draw:text-box>
        </draw:frame>
        <draw:frame draw:style-name="gr3" draw:text-style-name="P4" draw:layer="layout" svg:width="2.621cm" svg:height="0.471cm" svg:x="9.945cm" svg:y="28.662cm">
          <draw:text-box>
            <text:p text:style-name="P2"><text:span text:style-name="T2">Белгород 2024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cm" svg:height="29.7cm" svg:x="0cm" svg:y="0.002cm" svg:viewBox="0 0 21001 29701" draw:points="0,0 21001,0 21001,29701 0,29701">
          <text:p/>
        </draw:polygon>
        <draw:polygon draw:style-name="gr1" draw:text-style-name="P1" draw:layer="layout" svg:width="21cm" svg:height="29.7cm" svg:x="0cm" svg:y="0.002cm" svg:viewBox="0 0 21001 29701" draw:points="0,0 21001,0 21001,29701 0,29701">
          <text:p/>
        </draw:polygon>
        <draw:frame draw:style-name="gr4" draw:text-style-name="P5" draw:layer="layout" svg:width="3.126cm" svg:height="0.628cm" svg:x="9.691cm" svg:y="1.26cm">
          <draw:text-box>
            <text:p text:style-name="P2"><text:span text:style-name="T4">Содержание</text:span></text:p>
          </draw:text-box>
        </draw:frame>
        <draw:frame draw:style-name="gr2" draw:text-style-name="P3" draw:layer="layout" svg:width="14.39cm" svg:height="0.547cm" svg:x="3.256cm" svg:y="3.203cm">
          <draw:text-box>
            <text:p text:style-name="P2"><text:span text:style-name="T1">Введение..................................................................................................3</text:span></text:p>
          </draw:text-box>
        </draw:frame>
        <draw:frame draw:style-name="gr2" draw:text-style-name="P3" draw:layer="layout" svg:width="14.546cm" svg:height="0.547cm" svg:x="3.256cm" svg:y="4.053cm">
          <draw:text-box>
            <text:p text:style-name="P2"><text:span text:style-name="T1">1. Характеристика района строительства..............................................4</text:span></text:p>
          </draw:text-box>
        </draw:frame>
        <draw:frame draw:style-name="gr2" draw:text-style-name="P3" draw:layer="layout" svg:width="14.548cm" svg:height="0.547cm" svg:x="3.256cm" svg:y="4.907cm">
          <draw:text-box>
            <text:p text:style-name="P2"><text:span text:style-name="T1">2. Объемно-планировочное решение.....................................................6</text:span></text:p>
          </draw:text-box>
        </draw:frame>
        <draw:line draw:style-name="gr5" draw:text-style-name="P6" draw:layer="layout" svg:x1="1.961cm" svg:y1="25.13cm" svg:x2="20.538cm" svg:y2="25.13cm">
          <text:p/>
        </draw:line>
        <draw:line draw:style-name="gr5" draw:text-style-name="P6" draw:layer="layout" svg:x1="1.961cm" svg:y1="25.627cm" svg:x2="8.54cm" svg:y2="25.627cm">
          <text:p/>
        </draw:line>
        <draw:line draw:style-name="gr5" draw:text-style-name="P6" draw:layer="layout" svg:x1="1.961cm" svg:y1="26.128cm" svg:x2="8.54cm" svg:y2="26.128cm">
          <text:p/>
        </draw:line>
        <draw:line draw:style-name="gr5" draw:text-style-name="P6" draw:layer="layout" svg:x1="1.961cm" svg:y1="26.626cm" svg:x2="20.538cm" svg:y2="26.626cm">
          <text:p/>
        </draw:line>
        <draw:line draw:style-name="gr5" draw:text-style-name="P6" draw:layer="layout" svg:x1="1.961cm" svg:y1="27.127cm" svg:x2="8.54cm" svg:y2="27.127cm">
          <text:p/>
        </draw:line>
        <draw:line draw:style-name="gr5" draw:text-style-name="P6" draw:layer="layout" svg:x1="15.465cm" svg:y1="27.127cm" svg:x2="20.538cm" svg:y2="27.127cm">
          <text:p/>
        </draw:line>
        <draw:line draw:style-name="gr5" draw:text-style-name="P6" draw:layer="layout" svg:x1="1.961cm" svg:y1="27.624cm" svg:x2="8.54cm" svg:y2="27.624cm">
          <text:p/>
        </draw:line>
        <draw:line draw:style-name="gr5" draw:text-style-name="P6" draw:layer="layout" svg:x1="15.465cm" svg:y1="27.624cm" svg:x2="20.538cm" svg:y2="27.624cm">
          <text:p/>
        </draw:line>
        <draw:line draw:style-name="gr5" draw:text-style-name="P6" draw:layer="layout" svg:x1="1.961cm" svg:y1="28.125cm" svg:x2="8.54cm" svg:y2="28.125cm">
          <text:p/>
        </draw:line>
        <draw:line draw:style-name="gr5" draw:text-style-name="P6" draw:layer="layout" svg:x1="1.961cm" svg:y1="28.623cm" svg:x2="8.54cm" svg:y2="28.623cm">
          <text:p/>
        </draw:line>
        <draw:line draw:style-name="gr5" draw:text-style-name="P6" draw:layer="layout" svg:x1="1.961cm" svg:y1="29.123cm" svg:x2="20.538cm" svg:y2="29.123cm">
          <text:p/>
        </draw:line>
        <draw:line draw:style-name="gr5" draw:text-style-name="P6" draw:layer="layout" svg:x1="2cm" svg:y1="25.091cm" svg:x2="2cm" svg:y2="29.162cm">
          <text:p/>
        </draw:line>
        <draw:line draw:style-name="gr5" draw:text-style-name="P6" draw:layer="layout" svg:x1="3.002cm" svg:y1="25.091cm" svg:x2="3.002cm" svg:y2="26.665cm">
          <text:p/>
        </draw:line>
        <draw:line draw:style-name="gr5" draw:text-style-name="P6" draw:layer="layout" svg:x1="4cm" svg:y1="25.091cm" svg:x2="4cm" svg:y2="29.162cm">
          <text:p/>
        </draw:line>
        <draw:line draw:style-name="gr5" draw:text-style-name="P6" draw:layer="layout" svg:x1="5.002cm" svg:y1="25.091cm" svg:x2="5.002cm" svg:y2="26.665cm">
          <text:p/>
        </draw:line>
        <draw:line draw:style-name="gr5" draw:text-style-name="P6" draw:layer="layout" svg:x1="5.993cm" svg:y1="25.091cm" svg:x2="5.993cm" svg:y2="29.162cm">
          <text:p/>
        </draw:line>
        <draw:line draw:style-name="gr5" draw:text-style-name="P6" draw:layer="layout" svg:x1="7.5cm" svg:y1="25.091cm" svg:x2="7.5cm" svg:y2="29.162cm">
          <text:p/>
        </draw:line>
        <draw:line draw:style-name="gr5" draw:text-style-name="P6" draw:layer="layout" svg:x1="8.498cm" svg:y1="25.091cm" svg:x2="8.498cm" svg:y2="29.162cm">
          <text:p/>
        </draw:line>
        <draw:line draw:style-name="gr5" draw:text-style-name="P6" draw:layer="layout" svg:x1="15.504cm" svg:y1="26.587cm" svg:x2="15.504cm" svg:y2="29.162cm">
          <text:p/>
        </draw:line>
        <draw:line draw:style-name="gr5" draw:text-style-name="P6" draw:layer="layout" svg:x1="17.169cm" svg:y1="26.587cm" svg:x2="17.169cm" svg:y2="27.663cm">
          <text:p/>
        </draw:line>
        <draw:line draw:style-name="gr5" draw:text-style-name="P6" draw:layer="layout" svg:x1="18.831cm" svg:y1="26.587cm" svg:x2="18.831cm" svg:y2="27.663cm">
          <text:p/>
        </draw:line>
        <draw:line draw:style-name="gr5" draw:text-style-name="P6" draw:layer="layout" svg:x1="20.496cm" svg:y1="25.091cm" svg:x2="20.496cm" svg:y2="29.162cm">
          <text:p/>
        </draw:line>
        <draw:frame draw:style-name="gr2" draw:text-style-name="P3" draw:layer="layout" svg:width="14.571cm" svg:height="0.547cm" svg:x="3.256cm" svg:y="5.757cm">
          <draw:text-box>
            <text:p text:style-name="P2"><text:span text:style-name="T1">3. Конструктивное решение....................................................................7</text:span></text:p>
          </draw:text-box>
        </draw:frame>
        <draw:frame draw:style-name="gr2" draw:text-style-name="P3" draw:layer="layout" svg:width="14.513cm" svg:height="0.547cm" svg:x="3.256cm" svg:y="6.611cm">
          <draw:text-box>
            <text:p text:style-name="P2"><text:span text:style-name="T1">4.Инженерное оборудование..................................................................9</text:span></text:p>
          </draw:text-box>
        </draw:frame>
        <draw:frame draw:style-name="gr2" draw:text-style-name="P3" draw:layer="layout" svg:width="14.901cm" svg:height="0.547cm" svg:x="3.256cm" svg:y="7.461cm">
          <draw:text-box>
            <text:p text:style-name="P2"><text:span text:style-name="T1">Библиографический список.....................................................................10</text:span></text:p>
          </draw:text-box>
        </draw:frame>
        <draw:frame draw:style-name="gr6" draw:text-style-name="P7" draw:layer="layout" svg:width="2.343cm" svg:height="0.276cm" svg:x="13.952cm" svg:y="25.277cm">
          <draw:text-box>
            <text:p text:style-name="P2"><text:span text:style-name="T5">КУРСОВАЯ РАБОТА</text:span></text:p>
          </draw:text-box>
        </draw:frame>
        <draw:frame draw:style-name="gr6" draw:text-style-name="P7" draw:layer="layout" svg:width="1.293cm" svg:height="0.276cm" svg:x="14.482cm" svg:y="25.916cm">
          <draw:text-box>
            <text:p text:style-name="P2"><text:span text:style-name="T5"><text:s/></text:span><text:span text:style-name="T5">ПО ОАиСК</text:span></text:p>
          </draw:text-box>
        </draw:frame>
        <draw:frame draw:style-name="gr6" draw:text-style-name="P7" draw:layer="layout" svg:width="0.493cm" svg:height="0.276cm" svg:x="2.103cm" svg:y="26.276cm">
          <draw:text-box>
            <text:p text:style-name="P2"><text:span text:style-name="T5">Изм.</text:span></text:p>
          </draw:text-box>
        </draw:frame>
        <draw:frame draw:style-name="gr6" draw:text-style-name="P7" draw:layer="layout" svg:width="0.472cm" svg:height="0.276cm" svg:x="3.101cm" svg:y="26.276cm">
          <draw:text-box>
            <text:p text:style-name="P2"><text:span text:style-name="T5">Кол.</text:span></text:p>
          </draw:text-box>
        </draw:frame>
        <draw:frame draw:style-name="gr6" draw:text-style-name="P7" draw:layer="layout" svg:width="0.516cm" svg:height="0.276cm" svg:x="4.099cm" svg:y="26.276cm">
          <draw:text-box>
            <text:p text:style-name="P2"><text:span text:style-name="T5">Лист</text:span></text:p>
          </draw:text-box>
        </draw:frame>
        <draw:frame draw:style-name="gr6" draw:text-style-name="P7" draw:layer="layout" svg:width="0.726cm" svg:height="0.276cm" svg:x="5.101cm" svg:y="26.276cm">
          <draw:text-box>
            <text:p text:style-name="P2"><text:span text:style-name="T5">№ </text:span><text:span text:style-name="T5">док.</text:span></text:p>
          </draw:text-box>
        </draw:frame>
        <draw:frame draw:style-name="gr6" draw:text-style-name="P7" draw:layer="layout" svg:width="0.62cm" svg:height="0.276cm" svg:x="6.096cm" svg:y="26.276cm">
          <draw:text-box>
            <text:p text:style-name="P2"><text:span text:style-name="T5">Подп.</text:span></text:p>
          </draw:text-box>
        </draw:frame>
        <draw:frame draw:style-name="gr6" draw:text-style-name="P7" draw:layer="layout" svg:width="0.495cm" svg:height="0.276cm" svg:x="7.602cm" svg:y="26.276cm">
          <draw:text-box>
            <text:p text:style-name="P2"><text:span text:style-name="T5">Дата</text:span></text:p>
          </draw:text-box>
        </draw:frame>
        <draw:frame draw:style-name="gr6" draw:text-style-name="P7" draw:layer="layout" svg:width="3.32cm" svg:height="0.276cm" svg:x="10.336cm" svg:y="27.412cm">
          <draw:text-box>
            <text:p text:style-name="P2"><text:span text:style-name="T5">Двухэтажный 8-ми квартирный</text:span></text:p>
          </draw:text-box>
        </draw:frame>
        <draw:frame draw:style-name="gr6" draw:text-style-name="P7" draw:layer="layout" svg:width="2.805cm" svg:height="0.276cm" svg:x="10.597cm" svg:y="28.05cm">
          <draw:text-box>
            <text:p text:style-name="P2"><text:span text:style-name="T5"><text:s/></text:span><text:span text:style-name="T5">жилой дом в г.Волгограде</text:span></text:p>
          </draw:text-box>
        </draw:frame>
        <draw:frame draw:style-name="gr6" draw:text-style-name="P7" draw:layer="layout" svg:width="0.751cm" svg:height="0.276cm" svg:x="15.963cm" svg:y="26.777cm">
          <draw:text-box>
            <text:p text:style-name="P2"><text:span text:style-name="T5">Стадия</text:span></text:p>
          </draw:text-box>
        </draw:frame>
        <draw:frame draw:style-name="gr6" draw:text-style-name="P7" draw:layer="layout" svg:width="0.516cm" svg:height="0.276cm" svg:x="17.745cm" svg:y="26.777cm">
          <draw:text-box>
            <text:p text:style-name="P2"><text:span text:style-name="T5">Лист</text:span></text:p>
          </draw:text-box>
        </draw:frame>
        <draw:frame draw:style-name="gr6" draw:text-style-name="P7" draw:layer="layout" svg:width="0.755cm" svg:height="0.276cm" svg:x="19.29cm" svg:y="26.777cm">
          <draw:text-box>
            <text:p text:style-name="P2"><text:span text:style-name="T5">Листов</text:span></text:p>
          </draw:text-box>
        </draw:frame>
        <draw:frame draw:style-name="gr6" draw:text-style-name="P7" draw:layer="layout" svg:width="0.246cm" svg:height="0.276cm" svg:x="16.252cm" svg:y="27.274cm">
          <draw:text-box>
            <text:p text:style-name="P2"><text:span text:style-name="T5">У</text:span></text:p>
          </draw:text-box>
        </draw:frame>
        <draw:frame draw:style-name="gr6" draw:text-style-name="P7" draw:layer="layout" svg:width="0.246cm" svg:height="0.276cm" svg:x="17.942cm" svg:y="27.274cm">
          <draw:text-box>
            <text:p text:style-name="P2"><text:span text:style-name="T5">3</text:span></text:p>
          </draw:text-box>
        </draw:frame>
        <draw:frame draw:style-name="gr6" draw:text-style-name="P7" draw:layer="layout" svg:width="0.248cm" svg:height="0.276cm" svg:x="19.547cm" svg:y="27.274cm">
          <draw:text-box>
            <text:p text:style-name="P2"><text:span text:style-name="T5">11</text:span></text:p>
          </draw:text-box>
        </draw:frame>
        <draw:frame draw:style-name="gr6" draw:text-style-name="P7" draw:layer="layout" svg:width="1.167cm" svg:height="0.276cm" svg:x="2.103cm" svg:y="27.775cm">
          <draw:text-box>
            <text:p text:style-name="P2"><text:span text:style-name="T5">Руководит.</text:span></text:p>
          </draw:text-box>
        </draw:frame>
        <draw:frame draw:style-name="gr6" draw:text-style-name="P7" draw:layer="layout" svg:width="1.312cm" svg:height="0.276cm" svg:x="4.099cm" svg:y="27.775cm">
          <draw:text-box>
            <text:p text:style-name="P2"><text:span text:style-name="T5">Дёгтев И. А.</text:span></text:p>
          </draw:text-box>
        </draw:frame>
        <draw:frame draw:style-name="gr6" draw:text-style-name="P7" draw:layer="layout" svg:width="2.048cm" svg:height="0.276cm" svg:x="16.976cm" svg:y="27.775cm">
          <draw:text-box>
            <text:p text:style-name="P2"><text:span text:style-name="T5">БГТУ, кафедра АК,</text:span></text:p>
          </draw:text-box>
        </draw:frame>
        <draw:frame draw:style-name="gr6" draw:text-style-name="P7" draw:layer="layout" svg:width="1.606cm" svg:height="0.276cm" svg:x="17.198cm" svg:y="28.41cm">
          <draw:text-box>
            <text:p text:style-name="P2"><text:span text:style-name="T5"><text:s/></text:span><text:span text:style-name="T5">группа ТВ-231</text:span></text:p>
          </draw:text-box>
        </draw:frame>
        <draw:polygon draw:style-name="gr7" draw:text-style-name="P6" draw:layer="layout" svg:width="18.45cm" svg:height="28.515cm" svg:x="2.039cm" svg:y="0.57cm" svg:viewBox="0 0 18451 28516" draw:points="9229,28516 0,28516 0,0 18451,0 18451,28516">
          <text:p/>
        </draw:polygon>
        <draw:frame draw:style-name="gr6" draw:text-style-name="P7" draw:layer="layout" svg:width="0.993cm" svg:height="0.276cm" svg:x="2.103cm" svg:y="28.272cm">
          <draw:text-box>
            <text:p text:style-name="P2"><text:span text:style-name="T5">Разработ.</text:span></text:p>
          </draw:text-box>
        </draw:frame>
        <draw:frame draw:style-name="gr6" draw:text-style-name="P7" draw:layer="layout" svg:width="1.745cm" svg:height="0.276cm" svg:x="4.099cm" svg:y="28.272cm">
          <draw:text-box>
            <text:p text:style-name="P2"><text:span text:style-name="T5">Долуденко В.Ю.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1cm" svg:height="29.7cm" svg:x="0cm" svg:y="0.002cm" svg:viewBox="0 0 21001 29701" draw:points="0,0 21001,0 21001,29701 0,29701">
          <text:p/>
        </draw:polygon>
        <draw:polygon draw:style-name="gr1" draw:text-style-name="P1" draw:layer="layout" svg:width="21cm" svg:height="29.7cm" svg:x="0cm" svg:y="0.002cm" svg:viewBox="0 0 21001 29701" draw:points="0,0 21001,0 21001,29701 0,29701">
          <text:p/>
        </draw:polygon>
        <draw:frame draw:style-name="gr2" draw:text-style-name="P3" draw:layer="layout" svg:width="2.081cm" svg:height="0.547cm" svg:x="10.22cm" svg:y="0.931cm">
          <draw:text-box>
            <text:p text:style-name="P2"><text:span text:style-name="T3">Введение</text:span></text:p>
          </draw:text-box>
        </draw:frame>
        <draw:frame draw:style-name="gr2" draw:text-style-name="P3" draw:layer="layout" svg:width="15.954cm" svg:height="0.547cm" svg:x="2.505cm" svg:y="1.785cm">
          <draw:text-box>
            <text:p text:style-name="P8"><text:span text:style-name="T1">Строительство малоэтажных зданий широко распространено не только в</text:span></text:p>
          </draw:text-box>
        </draw:frame>
        <draw:frame draw:style-name="gr2" draw:text-style-name="P3" draw:layer="layout" svg:width="16.848cm" svg:height="0.547cm" svg:x="2.505cm" svg:y="2.635cm">
          <draw:text-box>
            <text:p text:style-name="P2"><text:span text:style-name="T1">сельской местности. В последнее время оно все больше расширяется в малых и</text:span></text:p>
          </draw:text-box>
        </draw:frame>
        <draw:frame draw:style-name="gr2" draw:text-style-name="P3" draw:layer="layout" svg:width="16.986cm" svg:height="0.547cm" svg:x="2.505cm" svg:y="3.489cm">
          <draw:text-box>
            <text:p text:style-name="P2"><text:span text:style-name="T1">средних городах на специально отведенных земельных участках. Имеет место и</text:span></text:p>
          </draw:text-box>
        </draw:frame>
        <draw:frame draw:style-name="gr2" draw:text-style-name="P3" draw:layer="layout" svg:width="15.289cm" svg:height="0.547cm" svg:x="2.505cm" svg:y="4.339cm">
          <draw:text-box>
            <text:p text:style-name="P2"><text:span text:style-name="T1">строительство коттеджей. В зарубежной практике особенно интенсивно</text:span></text:p>
          </draw:text-box>
        </draw:frame>
        <draw:frame draw:style-name="gr2" draw:text-style-name="P3" draw:layer="layout" svg:width="17.567cm" svg:height="0.547cm" svg:x="2.505cm" svg:y="5.192cm">
          <draw:text-box>
            <text:p text:style-name="P2"><text:span text:style-name="T1">строительство малоэтажных зданий ведется в странах Западной Европы и Японии.</text:span></text:p>
          </draw:text-box>
        </draw:frame>
        <draw:frame draw:style-name="gr2" draw:text-style-name="P3" draw:layer="layout" svg:width="17.902cm" svg:height="0.547cm" svg:x="2.505cm" svg:y="6.043cm">
          <draw:text-box>
            <text:p text:style-name="P2"><text:span text:style-name="T1">В малоэтажном строительстве характерно стремление к повышению экономической</text:span></text:p>
          </draw:text-box>
        </draw:frame>
        <draw:frame draw:style-name="gr2" draw:text-style-name="P3" draw:layer="layout" svg:width="16.047cm" svg:height="0.547cm" svg:x="2.505cm" svg:y="6.896cm">
          <draw:text-box>
            <text:p text:style-name="P2"><text:span text:style-name="T1">эффективности, с целью приближения его к многоэтажному строительству.</text:span></text:p>
          </draw:text-box>
        </draw:frame>
        <draw:frame draw:style-name="gr2" draw:text-style-name="P10" draw:layer="layout" svg:width="16.871cm" svg:height="0.547cm" svg:x="2.505cm" svg:y="7.747cm">
          <draw:text-box>
            <text:p text:style-name="P9"><text:span text:style-name="T1">Внимание к малоэтажному строительству возрастает, несмотря на то, что эта</text:span></text:p>
          </draw:text-box>
        </draw:frame>
        <draw:frame draw:style-name="gr2" draw:text-style-name="P3" draw:layer="layout" svg:width="17.893cm" svg:height="0.547cm" svg:x="2.505cm" svg:y="8.6cm">
          <draw:text-box>
            <text:p text:style-name="P2"><text:span text:style-name="T1">застройка характеризуется небольшой плотностью жилого фонда и в соответствии с</text:span></text:p>
          </draw:text-box>
        </draw:frame>
        <draw:frame draw:style-name="gr2" draw:text-style-name="P3" draw:layer="layout" svg:width="16.812cm" svg:height="0.547cm" svg:x="2.505cm" svg:y="9.45cm">
          <draw:text-box>
            <text:p text:style-name="P2"><text:span text:style-name="T1">этим относительно высокой стоимостью благоустройства на единицу полезной</text:span></text:p>
          </draw:text-box>
        </draw:frame>
        <draw:frame draw:style-name="gr2" draw:text-style-name="P3" draw:layer="layout" svg:width="17.777cm" svg:height="0.547cm" svg:x="2.505cm" svg:y="10.304cm">
          <draw:text-box>
            <text:p text:style-name="P2"><text:span text:style-name="T1">площади. Однако у малоэтажного строительства есть существенные преимущества.</text:span></text:p>
          </draw:text-box>
        </draw:frame>
        <draw:frame draw:style-name="gr2" draw:text-style-name="P3" draw:layer="layout" svg:width="17.609cm" svg:height="0.547cm" svg:x="2.505cm" svg:y="11.154cm">
          <draw:text-box>
            <text:p text:style-name="P2"><text:span text:style-name="T1">Прежде всего, это непосредственная связь с природным окружением, возможность</text:span></text:p>
          </draw:text-box>
        </draw:frame>
        <draw:frame draw:style-name="gr2" draw:text-style-name="P3" draw:layer="layout" svg:width="16.941cm" svg:height="0.547cm" svg:x="2.505cm" svg:y="12.008cm">
          <draw:text-box>
            <text:p text:style-name="P2"><text:span text:style-name="T1">организации досуга на свежем воздухе, возможность иметь в жилище здоровый</text:span></text:p>
          </draw:text-box>
        </draw:frame>
        <draw:frame draw:style-name="gr2" draw:text-style-name="P3" draw:layer="layout" svg:width="17.566cm" svg:height="0.547cm" svg:x="2.505cm" svg:y="12.858cm">
          <draw:text-box>
            <text:p text:style-name="P2"><text:span text:style-name="T1">микроклимат. Создаются более благоприятные условия для социальных контактов</text:span></text:p>
          </draw:text-box>
        </draw:frame>
        <draw:frame draw:style-name="gr2" draw:text-style-name="P3" draw:layer="layout" svg:width="15.069cm" svg:height="0.547cm" svg:x="2.505cm" svg:y="13.712cm">
          <draw:text-box>
            <text:p text:style-name="P2"><text:span text:style-name="T1">при хорошей изоляции жилища. И, наконец, возможность организации</text:span></text:p>
          </draw:text-box>
        </draw:frame>
        <draw:frame draw:style-name="gr2" draw:text-style-name="P3" draw:layer="layout" svg:width="15.641cm" svg:height="0.547cm" svg:x="2.505cm" svg:y="14.562cm">
          <draw:text-box>
            <text:p text:style-name="P2"><text:span text:style-name="T1">приквартирных участков, что является характерной особенностью всякой</text:span></text:p>
          </draw:text-box>
        </draw:frame>
        <draw:frame draw:style-name="gr2" draw:text-style-name="P3" draw:layer="layout" svg:width="17.396cm" svg:height="0.547cm" svg:x="2.505cm" svg:y="15.416cm">
          <draw:text-box>
            <text:p text:style-name="P2"><text:span text:style-name="T1">малоэтажной застройки (это является особенно важным в сельской местности для</text:span></text:p>
          </draw:text-box>
        </draw:frame>
        <draw:frame draw:style-name="gr2" draw:text-style-name="P3" draw:layer="layout" svg:width="15.743cm" svg:height="0.547cm" svg:x="2.505cm" svg:y="16.266cm">
          <draw:text-box>
            <text:p text:style-name="P2"><text:span text:style-name="T1">ведения подсобного хозяйства). Здесь достоинства индивидуального дома</text:span></text:p>
          </draw:text-box>
        </draw:frame>
        <draw:frame draw:style-name="gr2" draw:text-style-name="P3" draw:layer="layout" svg:width="17.251cm" svg:height="0.547cm" svg:x="2.505cm" svg:y="17.12cm">
          <draw:text-box>
            <text:p text:style-name="P2"><text:span text:style-name="T1">приближены к комфорту городского многоэтажного дома, а наличие небольшого</text:span></text:p>
          </draw:text-box>
        </draw:frame>
        <draw:frame draw:style-name="gr2" draw:text-style-name="P3" draw:layer="layout" svg:width="15.29cm" svg:height="0.547cm" svg:x="2.505cm" svg:y="17.97cm">
          <draw:text-box>
            <text:p text:style-name="P2"><text:span text:style-name="T1">озелененного участка рядом с жилищем улучшает условия проживания.</text:span></text:p>
          </draw:text-box>
        </draw:frame>
        <draw:frame draw:style-name="gr2" draw:text-style-name="P10" draw:layer="layout" svg:width="16.205cm" svg:height="0.547cm" svg:x="2.505cm" svg:y="18.824cm">
          <draw:text-box>
            <text:p text:style-name="P9"><text:span text:style-name="T1">Вместе с тем, для малоэтажного строительства характерны более простые</text:span></text:p>
          </draw:text-box>
        </draw:frame>
        <draw:frame draw:style-name="gr2" draw:text-style-name="P3" draw:layer="layout" svg:width="17.653cm" svg:height="0.547cm" svg:x="2.505cm" svg:y="19.674cm">
          <draw:text-box>
            <text:p text:style-name="P2"><text:span text:style-name="T1">методы возведения зданий (применение облегченных конструкций, более дешевых</text:span></text:p>
          </draw:text-box>
        </draw:frame>
        <draw:line draw:style-name="gr5" draw:text-style-name="P6" draw:layer="layout" svg:x1="1.961cm" svg:y1="27.698cm" svg:x2="20.559cm" svg:y2="27.698cm">
          <text:p/>
        </draw:line>
        <draw:line draw:style-name="gr5" draw:text-style-name="P6" draw:layer="layout" svg:x1="1.961cm" svg:y1="28.199cm" svg:x2="8.537cm" svg:y2="28.199cm">
          <text:p/>
        </draw:line>
        <draw:line draw:style-name="gr5" draw:text-style-name="P6" draw:layer="layout" svg:x1="19.462cm" svg:y1="28.227cm" svg:x2="20.559cm" svg:y2="28.227cm">
          <text:p/>
        </draw:line>
        <draw:line draw:style-name="gr5" draw:text-style-name="P6" draw:layer="layout" svg:x1="1.961cm" svg:y1="28.626cm" svg:x2="8.537cm" svg:y2="28.626cm">
          <text:p/>
        </draw:line>
        <draw:line draw:style-name="gr5" draw:text-style-name="P6" draw:layer="layout" svg:x1="1.961cm" svg:y1="29.123cm" svg:x2="20.559cm" svg:y2="29.123cm">
          <text:p/>
        </draw:line>
        <draw:line draw:style-name="gr5" draw:text-style-name="P6" draw:layer="layout" svg:x1="2cm" svg:y1="27.659cm" svg:x2="2cm" svg:y2="29.162cm">
          <text:p/>
        </draw:line>
        <draw:line draw:style-name="gr5" draw:text-style-name="P6" draw:layer="layout" svg:x1="2.998cm" svg:y1="27.659cm" svg:x2="2.998cm" svg:y2="29.162cm">
          <text:p/>
        </draw:line>
        <draw:line draw:style-name="gr5" draw:text-style-name="P6" draw:layer="layout" svg:x1="4cm" svg:y1="27.659cm" svg:x2="4cm" svg:y2="29.162cm">
          <text:p/>
        </draw:line>
        <draw:line draw:style-name="gr5" draw:text-style-name="P6" draw:layer="layout" svg:x1="4.998cm" svg:y1="27.659cm" svg:x2="4.998cm" svg:y2="29.162cm">
          <text:p/>
        </draw:line>
        <draw:line draw:style-name="gr5" draw:text-style-name="P6" draw:layer="layout" svg:x1="6cm" svg:y1="27.659cm" svg:x2="6cm" svg:y2="29.162cm">
          <text:p/>
        </draw:line>
        <draw:line draw:style-name="gr5" draw:text-style-name="P6" draw:layer="layout" svg:x1="7.5cm" svg:y1="27.659cm" svg:x2="7.5cm" svg:y2="29.162cm">
          <text:p/>
        </draw:line>
        <draw:line draw:style-name="gr5" draw:text-style-name="P6" draw:layer="layout" svg:x1="8.498cm" svg:y1="27.659cm" svg:x2="8.498cm" svg:y2="29.162cm">
          <text:p/>
        </draw:line>
        <draw:line draw:style-name="gr5" draw:text-style-name="P6" draw:layer="layout" svg:x1="19.501cm" svg:y1="27.659cm" svg:x2="19.501cm" svg:y2="29.162cm">
          <text:p/>
        </draw:line>
        <draw:line draw:style-name="gr5" draw:text-style-name="P6" draw:layer="layout" svg:x1="20.521cm" svg:y1="27.659cm" svg:x2="20.521cm" svg:y2="29.162cm">
          <text:p/>
        </draw:line>
        <draw:frame draw:style-name="gr2" draw:text-style-name="P3" draw:layer="layout" svg:width="17.781cm" svg:height="0.547cm" svg:x="2.004cm" svg:y="20.528cm">
          <draw:text-box>
            <text:p text:style-name="P9"><text:span text:style-name="T1">материалов, упрощенные системы инженерного оборудования). Резумируя, тема:</text:span></text:p>
          </draw:text-box>
        </draw:frame>
        <draw:frame draw:style-name="gr2" draw:text-style-name="P3" draw:layer="layout" svg:width="16.957cm" svg:height="0.547cm" svg:x="2.505cm" svg:y="21.378cm">
          <draw:text-box>
            <text:p text:style-name="P2"><text:span text:style-name="T1">«Двухэтажный жилой дом в городе Волгоград» является актуальной и получает</text:span></text:p>
          </draw:text-box>
        </draw:frame>
        <draw:frame draw:style-name="gr2" draw:text-style-name="P3" draw:layer="layout" svg:width="7.057cm" svg:height="0.547cm" svg:x="2.505cm" svg:y="22.232cm">
          <draw:text-box>
            <text:p text:style-name="P2"><text:span text:style-name="T1">распространение в нашей стране.</text:span></text:p>
          </draw:text-box>
        </draw:frame>
        <draw:frame draw:style-name="gr8" draw:text-style-name="P11" draw:layer="layout" svg:width="1.425cm" svg:height="0.39cm" svg:x="13.289cm" svg:y="28.464cm">
          <draw:text-box>
            <text:p text:style-name="P2"><text:span text:style-name="T6">Введение</text:span></text:p>
          </draw:text-box>
        </draw:frame>
        <draw:frame draw:style-name="gr6" draw:text-style-name="P7" draw:layer="layout" svg:width="0.516cm" svg:height="0.276cm" svg:x="19.756cm" svg:y="27.849cm">
          <draw:text-box>
            <text:p text:style-name="P2"><text:span text:style-name="T5">Лист</text:span></text:p>
          </draw:text-box>
        </draw:frame>
        <draw:frame draw:style-name="gr6" draw:text-style-name="P7" draw:layer="layout" svg:width="0.246cm" svg:height="0.276cm" svg:x="19.953cm" svg:y="28.378cm">
          <draw:text-box>
            <text:p text:style-name="P2"><text:span text:style-name="T5">4</text:span></text:p>
          </draw:text-box>
        </draw:frame>
        <draw:frame draw:style-name="gr6" draw:text-style-name="P7" draw:layer="layout" svg:width="0.493cm" svg:height="0.276cm" svg:x="2.258cm" svg:y="28.773cm">
          <draw:text-box>
            <text:p text:style-name="P2"><text:span text:style-name="T5">Изм.</text:span></text:p>
          </draw:text-box>
        </draw:frame>
        <draw:frame draw:style-name="gr6" draw:text-style-name="P7" draw:layer="layout" svg:width="0.472cm" svg:height="0.276cm" svg:x="3.267cm" svg:y="28.773cm">
          <draw:text-box>
            <text:p text:style-name="P2"><text:span text:style-name="T5">Кол.</text:span></text:p>
          </draw:text-box>
        </draw:frame>
        <draw:frame draw:style-name="gr6" draw:text-style-name="P7" draw:layer="layout" svg:width="0.516cm" svg:height="0.276cm" svg:x="4.244cm" svg:y="28.773cm">
          <draw:text-box>
            <text:p text:style-name="P2"><text:span text:style-name="T5">Лист</text:span></text:p>
          </draw:text-box>
        </draw:frame>
        <draw:frame draw:style-name="gr6" draw:text-style-name="P7" draw:layer="layout" svg:width="0.665cm" svg:height="0.276cm" svg:x="5.172cm" svg:y="28.773cm">
          <draw:text-box>
            <text:p text:style-name="P2"><text:span text:style-name="T5">№ </text:span><text:span text:style-name="T5">дрк</text:span></text:p>
          </draw:text-box>
        </draw:frame>
        <draw:polygon draw:style-name="gr7" draw:text-style-name="P6" draw:layer="layout" svg:width="18.45cm" svg:height="28.515cm" svg:x="2.039cm" svg:y="0.57cm" svg:viewBox="0 0 18451 28516" draw:points="9229,28516 0,28516 0,0 18451,0 18451,28516">
          <text:p/>
        </draw:polygon>
        <draw:frame draw:style-name="gr6" draw:text-style-name="P7" draw:layer="layout" svg:width="0.62cm" svg:height="0.276cm" svg:x="6.442cm" svg:y="28.773cm">
          <draw:text-box>
            <text:p text:style-name="P2"><text:span text:style-name="T5">Подп.</text:span></text:p>
          </draw:text-box>
        </draw:frame>
        <draw:frame draw:style-name="gr6" draw:text-style-name="P7" draw:layer="layout" svg:width="0.495cm" svg:height="0.276cm" svg:x="7.754cm" svg:y="28.773cm">
          <draw:text-box>
            <text:p text:style-name="P2"><text:span text:style-name="T5">Дата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1cm" svg:height="29.7cm" svg:x="0cm" svg:y="0.002cm" svg:viewBox="0 0 21001 29701" draw:points="0,0 21001,0 21001,29701 0,29701">
          <text:p/>
        </draw:polygon>
        <draw:polygon draw:style-name="gr1" draw:text-style-name="P1" draw:layer="layout" svg:width="21cm" svg:height="29.7cm" svg:x="0cm" svg:y="0.002cm" svg:viewBox="0 0 21001 29701" draw:points="0,0 21001,0 21001,29701 0,29701">
          <text:p/>
        </draw:polygon>
        <draw:polygon draw:style-name="gr1" draw:text-style-name="P1" draw:layer="layout" svg:width="5.246cm" svg:height="0.568cm" svg:x="8.738cm" svg:y="3.91cm" svg:viewBox="0 0 5247 569" draw:points="0,569 5247,569 5247,0 0,0">
          <text:p/>
        </draw:polygon>
        <draw:polygon draw:style-name="gr1" draw:text-style-name="P1" draw:layer="layout" svg:width="0.123cm" svg:height="0.568cm" svg:x="13.984cm" svg:y="3.91cm" svg:viewBox="0 0 124 569" draw:points="0,569 124,569 124,0 0,0">
          <text:p/>
        </draw:polygon>
        <draw:frame draw:style-name="gr2" draw:text-style-name="P3" draw:layer="layout" svg:width="9.306cm" svg:height="0.547cm" svg:x="6.618cm" svg:y="1.375cm">
          <draw:text-box>
            <text:p text:style-name="P2"><text:span text:style-name="T3">1. Характеристика района строительства</text:span></text:p>
          </draw:text-box>
        </draw:frame>
        <draw:frame draw:style-name="gr2" draw:text-style-name="P3" draw:layer="layout" svg:width="14.951cm" svg:height="0.547cm" svg:x="3.256cm" svg:y="3.079cm">
          <draw:text-box>
            <text:p text:style-name="P2"><text:span text:style-name="T3">1.1 Исходные данные: </text:span><text:span text:style-name="T1">Район строительства здания - город Волгоград</text:span></text:p>
          </draw:text-box>
        </draw:frame>
        <draw:frame draw:style-name="gr2" draw:text-style-name="P3" draw:layer="layout" svg:width="10.887cm" svg:height="0.547cm" svg:x="3.256cm" svg:y="3.933cm">
          <draw:text-box>
            <text:p text:style-name="P2"><text:span text:style-name="T1">Географическая широта </text:span><text:span text:style-name="T3">- </text:span><text:span text:style-name="T1">48° 45' северной широты</text:span><text:span text:style-name="T3">.</text:span></text:p>
          </draw:text-box>
        </draw:frame>
        <draw:frame draw:style-name="gr2" draw:text-style-name="P3" draw:layer="layout" svg:width="17.206cm" svg:height="0.547cm" svg:x="3.256cm" svg:y="5.637cm">
          <draw:text-box>
            <text:p text:style-name="P2"><text:span text:style-name="T3">1.2 Температура воздуха: </text:span><text:span text:style-name="T1">Средняя по месяцам и за год приведена в таблице 1.1.</text:span></text:p>
          </draw:text-box>
        </draw:frame>
        <draw:frame draw:style-name="gr2" draw:text-style-name="P3" draw:layer="layout" svg:width="7.871cm" svg:height="0.547cm" svg:x="3.256cm" svg:y="7.341cm">
          <draw:text-box>
            <text:p text:style-name="P2"><text:span text:style-name="T1">Таблица 1.1. — Температура воздуха</text:span></text:p>
          </draw:text-box>
        </draw:frame>
        <draw:frame draw:style-name="gr2" draw:text-style-name="P3" draw:layer="layout" svg:width="12.26cm" svg:height="0.547cm" svg:x="3.256cm" svg:y="12.096cm">
          <draw:text-box>
            <text:p text:style-name="P2"><text:span text:style-name="T1">Наиболее холодных суток, обеспеченностью 0,92: (-26°С)</text:span></text:p>
          </draw:text-box>
        </draw:frame>
        <draw:frame draw:style-name="gr2" draw:text-style-name="P3" draw:layer="layout" svg:width="12.26cm" svg:height="0.547cm" svg:x="3.256cm" svg:y="12.95cm">
          <draw:text-box>
            <text:p text:style-name="P2"><text:span text:style-name="T1">Наиболее холодных суток, обеспеченностью 0,98: (-28°С)</text:span></text:p>
          </draw:text-box>
        </draw:frame>
        <draw:frame draw:style-name="gr2" draw:text-style-name="P3" draw:layer="layout" svg:width="13.471cm" svg:height="0.547cm" svg:x="3.256cm" svg:y="13.8cm">
          <draw:text-box>
            <text:p text:style-name="P2"><text:span text:style-name="T1">Наиболее холодной пятидневки, обеспеченностью 0,92: (-22°С)</text:span></text:p>
          </draw:text-box>
        </draw:frame>
        <draw:frame draw:style-name="gr2" draw:text-style-name="P3" draw:layer="layout" svg:width="13.471cm" svg:height="0.547cm" svg:x="3.256cm" svg:y="14.654cm">
          <draw:text-box>
            <text:p text:style-name="P2"><text:span text:style-name="T1">Наиболее холодной пятидневки, обеспеченностью 0,98: (-24°С)</text:span></text:p>
          </draw:text-box>
        </draw:frame>
        <draw:frame draw:style-name="gr2" draw:text-style-name="P3" draw:layer="layout" svg:width="11.663cm" svg:height="0.547cm" svg:x="3.256cm" svg:y="15.504cm">
          <draw:text-box>
            <text:p text:style-name="P2"><text:span text:style-name="T1">Абсолютная минимальная температура воздуха, °С -35</text:span></text:p>
          </draw:text-box>
        </draw:frame>
        <draw:frame draw:style-name="gr2" draw:text-style-name="P3" draw:layer="layout" svg:width="14.723cm" svg:height="0.547cm" svg:x="3.256cm" svg:y="16.358cm">
          <draw:text-box>
            <text:p text:style-name="P2"><text:span text:style-name="T1">Продолжительность периода со среднесуточной температурой &lt; 8°С:</text:span></text:p>
          </draw:text-box>
        </draw:frame>
        <draw:frame draw:style-name="gr2" draw:text-style-name="P3" draw:layer="layout" svg:width="1.995cm" svg:height="0.547cm" svg:x="3.256cm" svg:y="17.208cm">
          <draw:text-box>
            <text:p text:style-name="P2"><text:span text:style-name="T1"><text:s/></text:span><text:span text:style-name="T1">176 дней</text:span></text:p>
          </draw:text-box>
        </draw:frame>
        <draw:frame draw:style-name="gr2" draw:text-style-name="P3" draw:layer="layout" svg:width="14.96cm" svg:height="0.547cm" svg:x="3.256cm" svg:y="18.062cm">
          <draw:text-box>
            <text:p text:style-name="P2"><text:span text:style-name="T1">Средняя температура периода со среднесуточной температурой &lt; 8°С:</text:span></text:p>
          </draw:text-box>
        </draw:frame>
        <draw:frame draw:style-name="gr2" draw:text-style-name="P3" draw:layer="layout" svg:width="1.768cm" svg:height="0.547cm" svg:x="3.256cm" svg:y="18.912cm">
          <draw:text-box>
            <text:p text:style-name="P2"><text:span text:style-name="T1"><text:s/></text:span><text:span text:style-name="T1">(-2,3°С)</text:span></text:p>
          </draw:text-box>
        </draw:frame>
        <draw:frame draw:style-name="gr2" draw:text-style-name="P3" draw:layer="layout" svg:width="17.15cm" svg:height="0.547cm" svg:x="3.256cm" svg:y="19.766cm">
          <draw:text-box>
            <text:p text:style-name="P2"><text:span text:style-name="T1">Средняя суточная амплитуда температуры воздуха наиболее холодного меся ца, </text:span></text:p>
          </draw:text-box>
        </draw:frame>
        <draw:line draw:style-name="gr5" draw:text-style-name="P6" draw:layer="layout" svg:x1="1.961cm" svg:y1="27.19cm" svg:x2="20.559cm" svg:y2="27.19cm">
          <text:p/>
        </draw:line>
        <draw:line draw:style-name="gr5" draw:text-style-name="P6" draw:layer="layout" svg:x1="1.961cm" svg:y1="27.688cm" svg:x2="8.537cm" svg:y2="27.688cm">
          <text:p/>
        </draw:line>
        <draw:line draw:style-name="gr5" draw:text-style-name="P6" draw:layer="layout" svg:x1="19.462cm" svg:y1="27.719cm" svg:x2="20.559cm" svg:y2="27.719cm">
          <text:p/>
        </draw:line>
        <draw:line draw:style-name="gr5" draw:text-style-name="P6" draw:layer="layout" svg:x1="1.961cm" svg:y1="28.115cm" svg:x2="8.537cm" svg:y2="28.115cm">
          <text:p/>
        </draw:line>
        <draw:line draw:style-name="gr5" draw:text-style-name="P6" draw:layer="layout" svg:x1="1.961cm" svg:y1="28.615cm" svg:x2="20.559cm" svg:y2="28.615cm">
          <text:p/>
        </draw:line>
        <draw:line draw:style-name="gr5" draw:text-style-name="P6" draw:layer="layout" svg:x1="2cm" svg:y1="27.151cm" svg:x2="2cm" svg:y2="28.654cm">
          <text:p/>
        </draw:line>
        <draw:line draw:style-name="gr5" draw:text-style-name="P6" draw:layer="layout" svg:x1="2.998cm" svg:y1="27.151cm" svg:x2="2.998cm" svg:y2="28.654cm">
          <text:p/>
        </draw:line>
        <draw:line draw:style-name="gr5" draw:text-style-name="P6" draw:layer="layout" svg:x1="4cm" svg:y1="27.151cm" svg:x2="4cm" svg:y2="28.654cm">
          <text:p/>
        </draw:line>
        <draw:line draw:style-name="gr5" draw:text-style-name="P6" draw:layer="layout" svg:x1="4.998cm" svg:y1="27.151cm" svg:x2="4.998cm" svg:y2="28.654cm">
          <text:p/>
        </draw:line>
        <draw:line draw:style-name="gr5" draw:text-style-name="P6" draw:layer="layout" svg:x1="6cm" svg:y1="27.151cm" svg:x2="6cm" svg:y2="28.654cm">
          <text:p/>
        </draw:line>
        <draw:line draw:style-name="gr5" draw:text-style-name="P6" draw:layer="layout" svg:x1="7.5cm" svg:y1="27.151cm" svg:x2="7.5cm" svg:y2="28.654cm">
          <text:p/>
        </draw:line>
        <draw:line draw:style-name="gr5" draw:text-style-name="P6" draw:layer="layout" svg:x1="8.498cm" svg:y1="27.151cm" svg:x2="8.498cm" svg:y2="28.654cm">
          <text:p/>
        </draw:line>
        <draw:line draw:style-name="gr5" draw:text-style-name="P6" draw:layer="layout" svg:x1="19.501cm" svg:y1="27.151cm" svg:x2="19.501cm" svg:y2="28.654cm">
          <text:p/>
        </draw:line>
        <draw:line draw:style-name="gr5" draw:text-style-name="P6" draw:layer="layout" svg:x1="20.521cm" svg:y1="27.151cm" svg:x2="20.521cm" svg:y2="28.654cm">
          <text:p/>
        </draw:line>
        <draw:frame draw:style-name="gr2" draw:text-style-name="P3" draw:layer="layout" svg:width="1.906cm" svg:height="0.547cm" svg:x="2.505cm" svg:y="20.616cm">
          <draw:text-box>
            <text:p text:style-name="P2"><text:span text:style-name="T1">°С: (-6,2)</text:span></text:p>
          </draw:text-box>
        </draw:frame>
        <draw:frame draw:style-name="gr2" draw:text-style-name="P3" draw:layer="layout" svg:width="17.133cm" svg:height="0.547cm" svg:x="3.256cm" svg:y="21.47cm">
          <draw:text-box>
            <text:p text:style-name="P2"><text:span text:style-name="T1">Средняя суточная амплитуда температуры воздуха наиболее теплого месяца,°С: </text:span></text:p>
          </draw:text-box>
        </draw:frame>
        <draw:frame draw:style-name="gr2" draw:text-style-name="P3" draw:layer="layout" svg:width="0.869cm" svg:height="0.547cm" svg:x="2.505cm" svg:y="22.32cm">
          <draw:text-box>
            <text:p text:style-name="P2"><text:span text:style-name="T1">11,2</text:span></text:p>
          </draw:text-box>
        </draw:frame>
        <draw:frame draw:style-name="gr8" draw:text-style-name="P11" draw:layer="layout" svg:width="3.539cm" svg:height="0.39cm" svg:x="12.227cm" svg:y="27.342cm">
          <draw:text-box>
            <text:p text:style-name="P2"><text:span text:style-name="T6">Характеристика района</text:span></text:p>
          </draw:text-box>
        </draw:frame>
        <draw:frame draw:style-name="gr8" draw:text-style-name="P11" draw:layer="layout" svg:width="2.215cm" svg:height="0.39cm" svg:x="12.894cm" svg:y="27.952cm">
          <draw:text-box>
            <text:p text:style-name="P2"><text:span text:style-name="T6"><text:s/></text:span><text:span text:style-name="T6">строительства</text:span></text:p>
          </draw:text-box>
        </draw:frame>
        <draw:frame draw:style-name="gr6" draw:text-style-name="P7" draw:layer="layout" svg:width="0.516cm" svg:height="0.276cm" svg:x="19.756cm" svg:y="27.338cm">
          <draw:text-box>
            <text:p text:style-name="P2"><text:span text:style-name="T5">Лист</text:span></text:p>
          </draw:text-box>
        </draw:frame>
        <draw:frame draw:style-name="gr6" draw:text-style-name="P7" draw:layer="layout" svg:width="0.246cm" svg:height="0.276cm" svg:x="19.953cm" svg:y="27.867cm">
          <draw:text-box>
            <text:p text:style-name="P2"><text:span text:style-name="T5">5</text:span></text:p>
          </draw:text-box>
        </draw:frame>
        <draw:frame draw:style-name="gr6" draw:text-style-name="P7" draw:layer="layout" svg:width="0.493cm" svg:height="0.276cm" svg:x="2.258cm" svg:y="28.265cm">
          <draw:text-box>
            <text:p text:style-name="P2"><text:span text:style-name="T5">Изм.</text:span></text:p>
          </draw:text-box>
        </draw:frame>
        <draw:frame draw:style-name="gr6" draw:text-style-name="P7" draw:layer="layout" svg:width="0.472cm" svg:height="0.276cm" svg:x="3.267cm" svg:y="28.265cm">
          <draw:text-box>
            <text:p text:style-name="P2"><text:span text:style-name="T5">Кол.</text:span></text:p>
          </draw:text-box>
        </draw:frame>
        <draw:frame draw:style-name="gr6" draw:text-style-name="P7" draw:layer="layout" svg:width="0.516cm" svg:height="0.276cm" svg:x="4.244cm" svg:y="28.265cm">
          <draw:text-box>
            <text:p text:style-name="P2"><text:span text:style-name="T5">Лист</text:span></text:p>
          </draw:text-box>
        </draw:frame>
        <draw:line draw:style-name="gr9" draw:text-style-name="P6" draw:layer="layout" svg:x1="2.726cm" svg:y1="8.68cm" svg:x2="19.773cm" svg:y2="8.68cm">
          <text:p/>
        </draw:line>
        <draw:line draw:style-name="gr9" draw:text-style-name="P6" draw:layer="layout" svg:x1="2.726cm" svg:y1="10.003cm" svg:x2="19.773cm" svg:y2="10.003cm">
          <text:p/>
        </draw:line>
        <draw:line draw:style-name="gr9" draw:text-style-name="P6" draw:layer="layout" svg:x1="2.726cm" svg:y1="11.978cm" svg:x2="19.773cm" svg:y2="11.978cm">
          <text:p/>
        </draw:line>
        <draw:line draw:style-name="gr9" draw:text-style-name="P6" draw:layer="layout" svg:x1="2.737cm" svg:y1="8.673cm" svg:x2="2.737cm" svg:y2="11.989cm">
          <text:p/>
        </draw:line>
        <draw:line draw:style-name="gr9" draw:text-style-name="P6" draw:layer="layout" svg:x1="5.238cm" svg:y1="8.673cm" svg:x2="5.238cm" svg:y2="11.989cm">
          <text:p/>
        </draw:line>
        <draw:line draw:style-name="gr9" draw:text-style-name="P6" draw:layer="layout" svg:x1="6.212cm" svg:y1="8.673cm" svg:x2="6.212cm" svg:y2="11.989cm">
          <text:p/>
        </draw:line>
        <draw:line draw:style-name="gr9" draw:text-style-name="P6" draw:layer="layout" svg:x1="7.182cm" svg:y1="8.673cm" svg:x2="7.182cm" svg:y2="11.989cm">
          <text:p/>
        </draw:line>
        <draw:line draw:style-name="gr9" draw:text-style-name="P6" draw:layer="layout" svg:x1="8.152cm" svg:y1="8.673cm" svg:x2="8.152cm" svg:y2="11.989cm">
          <text:p/>
        </draw:line>
        <draw:line draw:style-name="gr9" draw:text-style-name="P6" draw:layer="layout" svg:x1="9.362cm" svg:y1="8.673cm" svg:x2="9.362cm" svg:y2="11.989cm">
          <text:p/>
        </draw:line>
        <draw:line draw:style-name="gr9" draw:text-style-name="P6" draw:layer="layout" svg:x1="10.576cm" svg:y1="8.673cm" svg:x2="10.576cm" svg:y2="11.989cm">
          <text:p/>
        </draw:line>
        <draw:line draw:style-name="gr9" draw:text-style-name="P6" draw:layer="layout" svg:x1="11.786cm" svg:y1="8.673cm" svg:x2="11.786cm" svg:y2="11.989cm">
          <text:p/>
        </draw:line>
        <draw:line draw:style-name="gr9" draw:text-style-name="P6" draw:layer="layout" svg:x1="12.999cm" svg:y1="8.673cm" svg:x2="12.999cm" svg:y2="11.989cm">
          <text:p/>
        </draw:line>
        <draw:line draw:style-name="gr9" draw:text-style-name="P6" draw:layer="layout" svg:x1="14.22cm" svg:y1="8.673cm" svg:x2="14.22cm" svg:y2="11.989cm">
          <text:p/>
        </draw:line>
        <draw:line draw:style-name="gr9" draw:text-style-name="P6" draw:layer="layout" svg:x1="15.423cm" svg:y1="8.673cm" svg:x2="15.423cm" svg:y2="11.989cm">
          <text:p/>
        </draw:line>
        <draw:line draw:style-name="gr9" draw:text-style-name="P6" draw:layer="layout" svg:x1="16.633cm" svg:y1="8.673cm" svg:x2="16.633cm" svg:y2="11.989cm">
          <text:p/>
        </draw:line>
        <draw:line draw:style-name="gr9" draw:text-style-name="P6" draw:layer="layout" svg:x1="17.511cm" svg:y1="8.673cm" svg:x2="17.511cm" svg:y2="11.989cm">
          <text:p/>
        </draw:line>
        <draw:line draw:style-name="gr9" draw:text-style-name="P6" draw:layer="layout" svg:x1="18.549cm" svg:y1="8.673cm" svg:x2="18.549cm" svg:y2="11.989cm">
          <text:p/>
        </draw:line>
        <draw:line draw:style-name="gr9" draw:text-style-name="P6" draw:layer="layout" svg:x1="19.766cm" svg:y1="8.673cm" svg:x2="19.766cm" svg:y2="11.989cm">
          <text:p/>
        </draw:line>
        <draw:frame draw:style-name="gr6" draw:text-style-name="P7" draw:layer="layout" svg:width="0.665cm" svg:height="0.276cm" svg:x="5.172cm" svg:y="28.265cm">
          <draw:text-box>
            <text:p text:style-name="P2"><text:span text:style-name="T5">№ </text:span><text:span text:style-name="T5">дрк</text:span></text:p>
          </draw:text-box>
        </draw:frame>
        <draw:frame draw:style-name="gr6" draw:text-style-name="P7" draw:layer="layout" svg:width="0.62cm" svg:height="0.276cm" svg:x="6.442cm" svg:y="28.265cm">
          <draw:text-box>
            <text:p text:style-name="P2"><text:span text:style-name="T5">Подп.</text:span></text:p>
          </draw:text-box>
        </draw:frame>
        <draw:frame draw:style-name="gr6" draw:text-style-name="P7" draw:layer="layout" svg:width="0.495cm" svg:height="0.276cm" svg:x="7.754cm" svg:y="28.265cm">
          <draw:text-box>
            <text:p text:style-name="P2"><text:span text:style-name="T5">Дата</text:span></text:p>
          </draw:text-box>
        </draw:frame>
        <draw:frame draw:style-name="gr2" draw:text-style-name="P3" draw:layer="layout" svg:width="1.283cm" svg:height="0.547cm" svg:x="2.932cm" svg:y="8.713cm">
          <draw:text-box>
            <text:p text:style-name="P2"><text:span text:style-name="T1">Город</text:span></text:p>
          </draw:text-box>
        </draw:frame>
        <draw:frame draw:style-name="gr2" draw:text-style-name="P3" draw:layer="layout" svg:width="0.493cm" svg:height="0.547cm" svg:x="5.433cm" svg:y="8.713cm">
          <draw:text-box>
            <text:p text:style-name="P2"><text:span text:style-name="T1">I</text:span></text:p>
          </draw:text-box>
        </draw:frame>
        <draw:frame draw:style-name="gr2" draw:text-style-name="P3" draw:layer="layout" svg:width="0.493cm" svg:height="0.547cm" svg:x="6.406cm" svg:y="8.713cm">
          <draw:text-box>
            <text:p text:style-name="P2"><text:span text:style-name="T1">II</text:span></text:p>
          </draw:text-box>
        </draw:frame>
        <draw:frame draw:style-name="gr2" draw:text-style-name="P3" draw:layer="layout" svg:width="0.497cm" svg:height="0.547cm" svg:x="7.377cm" svg:y="8.713cm">
          <draw:text-box>
            <text:p text:style-name="P2"><text:span text:style-name="T1">III</text:span></text:p>
          </draw:text-box>
        </draw:frame>
        <draw:frame draw:style-name="gr2" draw:text-style-name="P3" draw:layer="layout" svg:width="0.525cm" svg:height="0.547cm" svg:x="8.347cm" svg:y="8.713cm">
          <draw:text-box>
            <text:p text:style-name="P2"><text:span text:style-name="T1">IV</text:span></text:p>
          </draw:text-box>
        </draw:frame>
        <draw:frame draw:style-name="gr2" draw:text-style-name="P3" draw:layer="layout" svg:width="0.493cm" svg:height="0.547cm" svg:x="9.557cm" svg:y="8.713cm">
          <draw:text-box>
            <text:p text:style-name="P2"><text:span text:style-name="T1">V</text:span></text:p>
          </draw:text-box>
        </draw:frame>
        <draw:frame draw:style-name="gr2" draw:text-style-name="P3" draw:layer="layout" svg:width="0.525cm" svg:height="0.547cm" svg:x="10.774cm" svg:y="8.713cm">
          <draw:text-box>
            <text:p text:style-name="P2"><text:span text:style-name="T1">VI</text:span></text:p>
          </draw:text-box>
        </draw:frame>
        <draw:frame draw:style-name="gr2" draw:text-style-name="P3" draw:layer="layout" svg:width="0.69cm" svg:height="0.547cm" svg:x="11.98cm" svg:y="8.713cm">
          <draw:text-box>
            <text:p text:style-name="P2"><text:span text:style-name="T1">VII</text:span></text:p>
          </draw:text-box>
        </draw:frame>
        <draw:frame draw:style-name="gr2" draw:text-style-name="P3" draw:layer="layout" svg:width="0.69cm" svg:height="0.547cm" svg:x="13.194cm" svg:y="8.713cm">
          <draw:text-box>
            <text:p text:style-name="P2"><text:span text:style-name="T1">VII</text:span></text:p>
          </draw:text-box>
        </draw:frame>
        <draw:frame draw:style-name="gr2" draw:text-style-name="P3" draw:layer="layout" svg:width="0.493cm" svg:height="0.547cm" svg:x="13.194cm" svg:y="9.366cm">
          <draw:text-box>
            <text:p text:style-name="P2"><text:span text:style-name="T1">I</text:span></text:p>
          </draw:text-box>
        </draw:frame>
        <draw:frame draw:style-name="gr2" draw:text-style-name="P3" draw:layer="layout" svg:width="0.525cm" svg:height="0.547cm" svg:x="14.415cm" svg:y="8.713cm">
          <draw:text-box>
            <text:p text:style-name="P2"><text:span text:style-name="T1">IX</text:span></text:p>
          </draw:text-box>
        </draw:frame>
        <draw:frame draw:style-name="gr2" draw:text-style-name="P3" draw:layer="layout" svg:width="0.493cm" svg:height="0.547cm" svg:x="15.617cm" svg:y="8.713cm">
          <draw:text-box>
            <text:p text:style-name="P2"><text:span text:style-name="T1">X</text:span></text:p>
          </draw:text-box>
        </draw:frame>
        <draw:frame draw:style-name="gr2" draw:text-style-name="P3" draw:layer="layout" svg:width="0.493cm" svg:height="0.547cm" svg:x="16.828cm" svg:y="8.713cm">
          <draw:text-box>
            <text:p text:style-name="P2"><text:span text:style-name="T1">X</text:span></text:p>
          </draw:text-box>
        </draw:frame>
        <draw:frame draw:style-name="gr2" draw:text-style-name="P3" draw:layer="layout" svg:width="0.493cm" svg:height="0.547cm" svg:x="16.828cm" svg:y="9.366cm">
          <draw:text-box>
            <text:p text:style-name="P2"><text:span text:style-name="T1">I</text:span></text:p>
          </draw:text-box>
        </draw:frame>
        <draw:frame draw:style-name="gr2" draw:text-style-name="P3" draw:layer="layout" svg:width="0.525cm" svg:height="0.547cm" svg:x="17.706cm" svg:y="8.713cm">
          <draw:text-box>
            <text:p text:style-name="P2"><text:span text:style-name="T1">XI</text:span></text:p>
          </draw:text-box>
        </draw:frame>
        <draw:frame draw:style-name="gr2" draw:text-style-name="P3" draw:layer="layout" svg:width="0.493cm" svg:height="0.547cm" svg:x="17.706cm" svg:y="9.366cm">
          <draw:text-box>
            <text:p text:style-name="P2"><text:span text:style-name="T1">I</text:span></text:p>
          </draw:text-box>
        </draw:frame>
        <draw:frame draw:style-name="gr2" draw:text-style-name="P3" draw:layer="layout" svg:width="0.788cm" svg:height="0.547cm" svg:x="18.743cm" svg:y="8.713cm">
          <draw:text-box>
            <text:p text:style-name="P2"><text:span text:style-name="T1">Год</text:span></text:p>
          </draw:text-box>
        </draw:frame>
        <draw:frame draw:style-name="gr2" draw:text-style-name="P3" draw:layer="layout" svg:width="1.949cm" svg:height="0.547cm" svg:x="2.932cm" svg:y="10.036cm">
          <draw:text-box>
            <text:p text:style-name="P2"><text:span text:style-name="T1">Волгогра</text:span></text:p>
          </draw:text-box>
        </draw:frame>
        <draw:frame draw:style-name="gr2" draw:text-style-name="P3" draw:layer="layout" svg:width="0.493cm" svg:height="0.547cm" svg:x="2.932cm" svg:y="10.689cm">
          <draw:text-box>
            <text:p text:style-name="P2"><text:span text:style-name="T1">д</text:span></text:p>
          </draw:text-box>
        </draw:frame>
        <draw:frame draw:style-name="gr2" draw:text-style-name="P3" draw:layer="layout" svg:width="0.493cm" svg:height="0.547cm" svg:x="5.433cm" svg:y="10.036cm">
          <draw:text-box>
            <text:p text:style-name="P2"><text:span text:style-name="T1">-</text:span></text:p>
          </draw:text-box>
        </draw:frame>
        <draw:frame draw:style-name="gr2" draw:text-style-name="P3" draw:layer="layout" svg:width="0.493cm" svg:height="0.547cm" svg:x="5.433cm" svg:y="10.689cm">
          <draw:text-box>
            <text:p text:style-name="P2"><text:span text:style-name="T1">4,</text:span></text:p>
          </draw:text-box>
        </draw:frame>
        <draw:frame draw:style-name="gr2" draw:text-style-name="P3" draw:layer="layout" svg:width="0.493cm" svg:height="0.547cm" svg:x="5.433cm" svg:y="11.341cm">
          <draw:text-box>
            <text:p text:style-name="P2"><text:span text:style-name="T1">4</text:span></text:p>
          </draw:text-box>
        </draw:frame>
        <draw:frame draw:style-name="gr2" draw:text-style-name="P3" draw:layer="layout" svg:width="0.493cm" svg:height="0.547cm" svg:x="6.406cm" svg:y="10.036cm">
          <draw:text-box>
            <text:p text:style-name="P2"><text:span text:style-name="T1">-</text:span></text:p>
          </draw:text-box>
        </draw:frame>
        <draw:frame draw:style-name="gr2" draw:text-style-name="P3" draw:layer="layout" svg:width="0.493cm" svg:height="0.547cm" svg:x="6.406cm" svg:y="10.689cm">
          <draw:text-box>
            <text:p text:style-name="P2"><text:span text:style-name="T1">2,</text:span></text:p>
          </draw:text-box>
        </draw:frame>
        <draw:frame draw:style-name="gr2" draw:text-style-name="P3" draw:layer="layout" svg:width="0.493cm" svg:height="0.547cm" svg:x="6.406cm" svg:y="11.341cm">
          <draw:text-box>
            <text:p text:style-name="P2"><text:span text:style-name="T1">7</text:span></text:p>
          </draw:text-box>
        </draw:frame>
        <draw:frame draw:style-name="gr2" draw:text-style-name="P3" draw:layer="layout" svg:width="0.493cm" svg:height="0.547cm" svg:x="7.377cm" svg:y="10.036cm">
          <draw:text-box>
            <text:p text:style-name="P2"><text:span text:style-name="T1">2,</text:span></text:p>
          </draw:text-box>
        </draw:frame>
        <draw:frame draw:style-name="gr2" draw:text-style-name="P3" draw:layer="layout" svg:width="0.493cm" svg:height="0.547cm" svg:x="7.377cm" svg:y="10.689cm">
          <draw:text-box>
            <text:p text:style-name="P2"><text:span text:style-name="T1">3</text:span></text:p>
          </draw:text-box>
        </draw:frame>
        <draw:frame draw:style-name="gr2" draw:text-style-name="P3" draw:layer="layout" svg:width="0.621cm" svg:height="0.547cm" svg:x="8.347cm" svg:y="10.036cm">
          <draw:text-box>
            <text:p text:style-name="P2"><text:span text:style-name="T1">17,</text:span></text:p>
          </draw:text-box>
        </draw:frame>
        <draw:frame draw:style-name="gr2" draw:text-style-name="P3" draw:layer="layout" svg:width="0.493cm" svg:height="0.547cm" svg:x="8.347cm" svg:y="10.689cm">
          <draw:text-box>
            <text:p text:style-name="P2"><text:span text:style-name="T1">4</text:span></text:p>
          </draw:text-box>
        </draw:frame>
        <draw:frame draw:style-name="gr2" draw:text-style-name="P3" draw:layer="layout" svg:width="0.621cm" svg:height="0.547cm" svg:x="9.557cm" svg:y="10.036cm">
          <draw:text-box>
            <text:p text:style-name="P2"><text:span text:style-name="T1">16,</text:span></text:p>
          </draw:text-box>
        </draw:frame>
        <draw:frame draw:style-name="gr2" draw:text-style-name="P3" draw:layer="layout" svg:width="0.493cm" svg:height="0.547cm" svg:x="9.557cm" svg:y="10.689cm">
          <draw:text-box>
            <text:p text:style-name="P2"><text:span text:style-name="T1">1</text:span></text:p>
          </draw:text-box>
        </draw:frame>
        <draw:frame draw:style-name="gr2" draw:text-style-name="P3" draw:layer="layout" svg:width="0.621cm" svg:height="0.547cm" svg:x="10.774cm" svg:y="10.036cm">
          <draw:text-box>
            <text:p text:style-name="P2"><text:span text:style-name="T1">23,</text:span></text:p>
          </draw:text-box>
        </draw:frame>
        <draw:frame draw:style-name="gr2" draw:text-style-name="P3" draw:layer="layout" svg:width="0.493cm" svg:height="0.547cm" svg:x="10.774cm" svg:y="10.689cm">
          <draw:text-box>
            <text:p text:style-name="P2"><text:span text:style-name="T1">9</text:span></text:p>
          </draw:text-box>
        </draw:frame>
        <draw:frame draw:style-name="gr2" draw:text-style-name="P3" draw:layer="layout" svg:width="0.621cm" svg:height="0.547cm" svg:x="11.98cm" svg:y="10.036cm">
          <draw:text-box>
            <text:p text:style-name="P2"><text:span text:style-name="T1">27,</text:span></text:p>
          </draw:text-box>
        </draw:frame>
        <draw:frame draw:style-name="gr2" draw:text-style-name="P3" draw:layer="layout" svg:width="0.493cm" svg:height="0.547cm" svg:x="11.98cm" svg:y="10.689cm">
          <draw:text-box>
            <text:p text:style-name="P2"><text:span text:style-name="T1">7</text:span></text:p>
          </draw:text-box>
        </draw:frame>
        <draw:frame draw:style-name="gr2" draw:text-style-name="P3" draw:layer="layout" svg:width="0.621cm" svg:height="0.547cm" svg:x="13.194cm" svg:y="10.036cm">
          <draw:text-box>
            <text:p text:style-name="P2"><text:span text:style-name="T1">25,</text:span></text:p>
          </draw:text-box>
        </draw:frame>
        <draw:frame draw:style-name="gr2" draw:text-style-name="P3" draw:layer="layout" svg:width="0.493cm" svg:height="0.547cm" svg:x="13.194cm" svg:y="10.689cm">
          <draw:text-box>
            <text:p text:style-name="P2"><text:span text:style-name="T1">6</text:span></text:p>
          </draw:text-box>
        </draw:frame>
        <draw:frame draw:style-name="gr2" draw:text-style-name="P3" draw:layer="layout" svg:width="0.621cm" svg:height="0.547cm" svg:x="14.415cm" svg:y="10.036cm">
          <draw:text-box>
            <text:p text:style-name="P2"><text:span text:style-name="T1">20,</text:span></text:p>
          </draw:text-box>
        </draw:frame>
        <draw:frame draw:style-name="gr2" draw:text-style-name="P3" draw:layer="layout" svg:width="0.493cm" svg:height="0.547cm" svg:x="14.415cm" svg:y="10.689cm">
          <draw:text-box>
            <text:p text:style-name="P2"><text:span text:style-name="T1">7</text:span></text:p>
          </draw:text-box>
        </draw:frame>
        <draw:frame draw:style-name="gr2" draw:text-style-name="P3" draw:layer="layout" svg:width="0.621cm" svg:height="0.547cm" svg:x="15.617cm" svg:y="10.036cm">
          <draw:text-box>
            <text:p text:style-name="P2"><text:span text:style-name="T1">11,</text:span></text:p>
          </draw:text-box>
        </draw:frame>
        <draw:frame draw:style-name="gr2" draw:text-style-name="P3" draw:layer="layout" svg:width="0.493cm" svg:height="0.547cm" svg:x="15.617cm" svg:y="10.689cm">
          <draw:text-box>
            <text:p text:style-name="P2"><text:span text:style-name="T1">7</text:span></text:p>
          </draw:text-box>
        </draw:frame>
        <draw:frame draw:style-name="gr2" draw:text-style-name="P3" draw:layer="layout" svg:width="0.493cm" svg:height="0.547cm" svg:x="16.828cm" svg:y="10.036cm">
          <draw:text-box>
            <text:p text:style-name="P2"><text:span text:style-name="T1">4</text:span></text:p>
          </draw:text-box>
        </draw:frame>
        <draw:frame draw:style-name="gr2" draw:text-style-name="P3" draw:layer="layout" svg:width="0.493cm" svg:height="0.547cm" svg:x="17.706cm" svg:y="10.036cm">
          <draw:text-box>
            <text:p text:style-name="P2"><text:span text:style-name="T1">-3</text:span></text:p>
          </draw:text-box>
        </draw:frame>
        <draw:polygon draw:style-name="gr7" draw:text-style-name="P6" draw:layer="layout" svg:width="18.754cm" svg:height="28.134cm" svg:x="1.897cm" svg:y="0.57cm" svg:viewBox="0 0 18755 28135" draw:points="9382,28135 0,28135 0,0 18755,0 18755,28135">
          <text:p/>
        </draw:polygon>
        <draw:frame draw:style-name="gr2" draw:text-style-name="P3" draw:layer="layout" svg:width="0.621cm" svg:height="0.547cm" svg:x="18.743cm" svg:y="10.036cm">
          <draw:text-box>
            <text:p text:style-name="P2"><text:span text:style-name="T1">11,</text:span></text:p>
          </draw:text-box>
        </draw:frame>
        <draw:frame draw:style-name="gr2" draw:text-style-name="P3" draw:layer="layout" svg:width="0.493cm" svg:height="0.547cm" svg:x="18.743cm" svg:y="10.689cm">
          <draw:text-box>
            <text:p text:style-name="P2"><text:span text:style-name="T1">6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1cm" svg:height="29.7cm" svg:x="0cm" svg:y="0.002cm" svg:viewBox="0 0 21001 29701" draw:points="0,0 21001,0 21001,29701 0,29701">
          <text:p/>
        </draw:polygon>
        <draw:polygon draw:style-name="gr1" draw:text-style-name="P1" draw:layer="layout" svg:width="21cm" svg:height="29.7cm" svg:x="0cm" svg:y="0.002cm" svg:viewBox="0 0 21001 29701" draw:points="0,0 21001,0 21001,29701 0,29701">
          <text:p/>
        </draw:polygon>
        <draw:frame draw:style-name="gr2" draw:text-style-name="P3" draw:layer="layout" svg:width="5.288cm" svg:height="0.547cm" svg:x="3.256cm" svg:y="1.541cm">
          <draw:text-box>
            <text:p text:style-name="P2"><text:span text:style-name="T3">1.3 Влажность и осадки</text:span></text:p>
          </draw:text-box>
        </draw:frame>
        <draw:frame draw:style-name="gr2" draw:text-style-name="P3" draw:layer="layout" svg:width="15.808cm" svg:height="0.547cm" svg:x="3.256cm" svg:y="2.395cm">
          <draw:text-box>
            <text:p text:style-name="P2"><text:span text:style-name="T1">Средняя месячная относительная влажность воздуха: наиболее холодного </text:span></text:p>
          </draw:text-box>
        </draw:frame>
        <draw:frame draw:style-name="gr2" draw:text-style-name="P3" draw:layer="layout" svg:width="3.036cm" svg:height="0.547cm" svg:x="2.505cm" svg:y="3.245cm">
          <draw:text-box>
            <text:p text:style-name="P2"><text:span text:style-name="T1">месяца, % - 85</text:span></text:p>
          </draw:text-box>
        </draw:frame>
        <draw:frame draw:style-name="gr2" draw:text-style-name="P3" draw:layer="layout" svg:width="7.362cm" svg:height="0.547cm" svg:x="3.256cm" svg:y="4.099cm">
          <draw:text-box>
            <text:p text:style-name="P2"><text:span text:style-name="T1">наиболее теплого месяца, % - <text:s text:c="2"/>5 <text:s/>0</text:span></text:p>
          </draw:text-box>
        </draw:frame>
        <draw:frame draw:style-name="gr2" draw:text-style-name="P3" draw:layer="layout" svg:width="5.276cm" svg:height="0.547cm" svg:x="3.256cm" svg:y="4.949cm">
          <draw:text-box>
            <text:p text:style-name="P2"><text:span text:style-name="T1">Количество осадков, мм:</text:span></text:p>
          </draw:text-box>
        </draw:frame>
        <draw:frame draw:style-name="gr2" draw:text-style-name="P3" draw:layer="layout" svg:width="3.417cm" svg:height="0.547cm" svg:x="3.256cm" svg:y="5.803cm">
          <draw:text-box>
            <text:p text:style-name="P2"><text:span text:style-name="T1">за ноябрь - март</text:span></text:p>
          </draw:text-box>
        </draw:frame>
        <draw:frame draw:style-name="gr2" draw:text-style-name="P3" draw:layer="layout" svg:width="1.529cm" svg:height="0.547cm" svg:x="6.999cm" svg:y="5.803cm">
          <draw:text-box>
            <text:p text:style-name="P2"><text:span text:style-name="T1">- <text:s/>1 7 <text:s/>7</text:span></text:p>
          </draw:text-box>
        </draw:frame>
        <draw:frame draw:style-name="gr2" draw:text-style-name="P3" draw:layer="layout" svg:width="5.317cm" svg:height="0.547cm" svg:x="3.256cm" svg:y="6.653cm">
          <draw:text-box>
            <text:p text:style-name="P2"><text:span text:style-name="T1">за апрель - октябрь - <text:s/>224</text:span></text:p>
          </draw:text-box>
        </draw:frame>
        <draw:frame draw:style-name="gr2" draw:text-style-name="P3" draw:layer="layout" svg:width="5.663cm" svg:height="0.547cm" svg:x="3.256cm" svg:y="8.357cm">
          <draw:text-box>
            <text:p text:style-name="P2"><text:span text:style-name="T3">1.4 Перемещение воздуха</text:span></text:p>
          </draw:text-box>
        </draw:frame>
        <draw:frame draw:style-name="gr2" draw:text-style-name="P3" draw:layer="layout" svg:width="12.95cm" svg:height="0.547cm" svg:x="3.256cm" svg:y="9.211cm">
          <draw:text-box>
            <text:p text:style-name="P2"><text:span text:style-name="T1">Преобладающее направление ветра за декабрь - февраль- В,З</text:span></text:p>
          </draw:text-box>
        </draw:frame>
        <draw:frame draw:style-name="gr2" draw:text-style-name="P3" draw:layer="layout" svg:width="11.936cm" svg:height="0.547cm" svg:x="3.256cm" svg:y="10.061cm">
          <draw:text-box>
            <text:p text:style-name="P2"><text:span text:style-name="T1">Максимальная из средних скоростей ветра по румбам за</text:span></text:p>
          </draw:text-box>
        </draw:frame>
        <draw:frame draw:style-name="gr2" draw:text-style-name="P3" draw:layer="layout" svg:width="3.868cm" svg:height="0.547cm" svg:x="3.256cm" svg:y="10.915cm">
          <draw:text-box>
            <text:p text:style-name="P2"><text:span text:style-name="T1">январь, м/с - <text:s/>5 , <text:s/>5</text:span></text:p>
          </draw:text-box>
        </draw:frame>
        <draw:frame draw:style-name="gr2" draw:text-style-name="P3" draw:layer="layout" svg:width="11.796cm" svg:height="0.547cm" svg:x="3.256cm" svg:y="11.765cm">
          <draw:text-box>
            <text:p text:style-name="P2"><text:span text:style-name="T1">Преобладающее направление ветра за июнь - август - В</text:span></text:p>
          </draw:text-box>
        </draw:frame>
        <draw:line draw:style-name="gr5" draw:text-style-name="P6" draw:layer="layout" svg:x1="1.961cm" svg:y1="27.042cm" svg:x2="20.559cm" svg:y2="27.042cm">
          <text:p/>
        </draw:line>
        <draw:line draw:style-name="gr5" draw:text-style-name="P6" draw:layer="layout" svg:x1="1.961cm" svg:y1="27.539cm" svg:x2="8.537cm" svg:y2="27.539cm">
          <text:p/>
        </draw:line>
        <draw:line draw:style-name="gr5" draw:text-style-name="P6" draw:layer="layout" svg:x1="19.462cm" svg:y1="27.571cm" svg:x2="20.559cm" svg:y2="27.571cm">
          <text:p/>
        </draw:line>
        <draw:line draw:style-name="gr5" draw:text-style-name="P6" draw:layer="layout" svg:x1="1.961cm" svg:y1="27.966cm" svg:x2="8.537cm" svg:y2="27.966cm">
          <text:p/>
        </draw:line>
        <draw:line draw:style-name="gr5" draw:text-style-name="P6" draw:layer="layout" svg:x1="1.961cm" svg:y1="28.467cm" svg:x2="20.559cm" svg:y2="28.467cm">
          <text:p/>
        </draw:line>
        <draw:line draw:style-name="gr5" draw:text-style-name="P6" draw:layer="layout" svg:x1="2cm" svg:y1="27.003cm" svg:x2="2cm" svg:y2="28.506cm">
          <text:p/>
        </draw:line>
        <draw:line draw:style-name="gr5" draw:text-style-name="P6" draw:layer="layout" svg:x1="2.998cm" svg:y1="27.003cm" svg:x2="2.998cm" svg:y2="28.506cm">
          <text:p/>
        </draw:line>
        <draw:line draw:style-name="gr5" draw:text-style-name="P6" draw:layer="layout" svg:x1="4cm" svg:y1="27.003cm" svg:x2="4cm" svg:y2="28.506cm">
          <text:p/>
        </draw:line>
        <draw:line draw:style-name="gr5" draw:text-style-name="P6" draw:layer="layout" svg:x1="4.998cm" svg:y1="27.003cm" svg:x2="4.998cm" svg:y2="28.506cm">
          <text:p/>
        </draw:line>
        <draw:line draw:style-name="gr5" draw:text-style-name="P6" draw:layer="layout" svg:x1="6cm" svg:y1="27.003cm" svg:x2="6cm" svg:y2="28.506cm">
          <text:p/>
        </draw:line>
        <draw:line draw:style-name="gr5" draw:text-style-name="P6" draw:layer="layout" svg:x1="7.5cm" svg:y1="27.003cm" svg:x2="7.5cm" svg:y2="28.506cm">
          <text:p/>
        </draw:line>
        <draw:line draw:style-name="gr5" draw:text-style-name="P6" draw:layer="layout" svg:x1="8.498cm" svg:y1="27.003cm" svg:x2="8.498cm" svg:y2="28.506cm">
          <text:p/>
        </draw:line>
        <draw:line draw:style-name="gr5" draw:text-style-name="P6" draw:layer="layout" svg:x1="19.501cm" svg:y1="27.003cm" svg:x2="19.501cm" svg:y2="28.506cm">
          <text:p/>
        </draw:line>
        <draw:line draw:style-name="gr5" draw:text-style-name="P6" draw:layer="layout" svg:x1="20.521cm" svg:y1="27.003cm" svg:x2="20.521cm" svg:y2="28.506cm">
          <text:p/>
        </draw:line>
        <draw:frame draw:style-name="gr2" draw:text-style-name="P3" draw:layer="layout" svg:width="15.051cm" svg:height="0.547cm" svg:x="3.256cm" svg:y="12.618cm">
          <draw:text-box>
            <text:p text:style-name="P2"><text:span text:style-name="T1">Минимальная из средних скоростей ветра по румбам за июль, м/с – 2,5</text:span></text:p>
          </draw:text-box>
        </draw:frame>
        <draw:frame draw:style-name="gr2" draw:text-style-name="P3" draw:layer="layout" svg:width="8.48cm" svg:height="0.547cm" svg:x="3.256cm" svg:y="14.322cm">
          <draw:text-box>
            <text:p text:style-name="P2"><text:span text:style-name="T3">1.5 Климатический район и подрайон</text:span></text:p>
          </draw:text-box>
        </draw:frame>
        <draw:frame draw:style-name="gr2" draw:text-style-name="P3" draw:layer="layout" svg:width="6.749cm" svg:height="0.547cm" svg:x="3.256cm" svg:y="15.173cm">
          <draw:text-box>
            <text:p text:style-name="P2"><text:span text:style-name="T1">IIIВ, наименее суровые условия</text:span></text:p>
          </draw:text-box>
        </draw:frame>
        <draw:frame draw:style-name="gr8" draw:text-style-name="P11" draw:layer="layout" svg:width="3.539cm" svg:height="0.39cm" svg:x="12.227cm" svg:y="27.194cm">
          <draw:text-box>
            <text:p text:style-name="P2"><text:span text:style-name="T6">Характеристика района</text:span></text:p>
          </draw:text-box>
        </draw:frame>
        <draw:frame draw:style-name="gr8" draw:text-style-name="P11" draw:layer="layout" svg:width="2.215cm" svg:height="0.39cm" svg:x="12.894cm" svg:y="27.804cm">
          <draw:text-box>
            <text:p text:style-name="P2"><text:span text:style-name="T6"><text:s/></text:span><text:span text:style-name="T6">строительства</text:span></text:p>
          </draw:text-box>
        </draw:frame>
        <draw:frame draw:style-name="gr6" draw:text-style-name="P7" draw:layer="layout" svg:width="0.516cm" svg:height="0.276cm" svg:x="19.756cm" svg:y="27.189cm">
          <draw:text-box>
            <text:p text:style-name="P2"><text:span text:style-name="T5">Лист</text:span></text:p>
          </draw:text-box>
        </draw:frame>
        <draw:frame draw:style-name="gr6" draw:text-style-name="P7" draw:layer="layout" svg:width="0.246cm" svg:height="0.276cm" svg:x="19.953cm" svg:y="27.719cm">
          <draw:text-box>
            <text:p text:style-name="P2"><text:span text:style-name="T5">6</text:span></text:p>
          </draw:text-box>
        </draw:frame>
        <draw:frame draw:style-name="gr6" draw:text-style-name="P7" draw:layer="layout" svg:width="0.493cm" svg:height="0.276cm" svg:x="2.258cm" svg:y="28.117cm">
          <draw:text-box>
            <text:p text:style-name="P2"><text:span text:style-name="T5">Изм.</text:span></text:p>
          </draw:text-box>
        </draw:frame>
        <draw:frame draw:style-name="gr6" draw:text-style-name="P7" draw:layer="layout" svg:width="0.472cm" svg:height="0.276cm" svg:x="3.267cm" svg:y="28.117cm">
          <draw:text-box>
            <text:p text:style-name="P2"><text:span text:style-name="T5">Кол.</text:span></text:p>
          </draw:text-box>
        </draw:frame>
        <draw:frame draw:style-name="gr6" draw:text-style-name="P7" draw:layer="layout" svg:width="0.516cm" svg:height="0.276cm" svg:x="4.244cm" svg:y="28.117cm">
          <draw:text-box>
            <text:p text:style-name="P2"><text:span text:style-name="T5">Лист</text:span></text:p>
          </draw:text-box>
        </draw:frame>
        <draw:frame draw:style-name="gr6" draw:text-style-name="P7" draw:layer="layout" svg:width="0.665cm" svg:height="0.276cm" svg:x="5.172cm" svg:y="28.117cm">
          <draw:text-box>
            <text:p text:style-name="P2"><text:span text:style-name="T5">№ </text:span><text:span text:style-name="T5">дрк</text:span></text:p>
          </draw:text-box>
        </draw:frame>
        <draw:polygon draw:style-name="gr7" draw:text-style-name="P6" draw:layer="layout" svg:width="18.701cm" svg:height="28cm" svg:x="1.897cm" svg:y="0.453cm" svg:viewBox="0 0 18702 28001" draw:points="9357,28001 0,28001 0,0 18702,0 18702,28001">
          <text:p/>
        </draw:polygon>
        <draw:frame draw:style-name="gr6" draw:text-style-name="P7" draw:layer="layout" svg:width="0.62cm" svg:height="0.276cm" svg:x="6.442cm" svg:y="28.117cm">
          <draw:text-box>
            <text:p text:style-name="P2"><text:span text:style-name="T5">Подп.</text:span></text:p>
          </draw:text-box>
        </draw:frame>
        <draw:frame draw:style-name="gr6" draw:text-style-name="P7" draw:layer="layout" svg:width="0.495cm" svg:height="0.276cm" svg:x="7.754cm" svg:y="28.117cm">
          <draw:text-box>
            <text:p text:style-name="P2"><text:span text:style-name="T5">Дата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1cm" svg:height="29.7cm" svg:x="0cm" svg:y="0.002cm" svg:viewBox="0 0 21001 29701" draw:points="0,0 21001,0 21001,29701 0,29701">
          <text:p/>
        </draw:polygon>
        <draw:polygon draw:style-name="gr1" draw:text-style-name="P1" draw:layer="layout" svg:width="21cm" svg:height="29.7cm" svg:x="0cm" svg:y="0.002cm" svg:viewBox="0 0 21001 29701" draw:points="0,0 21001,0 21001,29701 0,29701">
          <text:p/>
        </draw:polygon>
        <draw:frame draw:style-name="gr2" draw:text-style-name="P3" draw:layer="layout" svg:width="8.174cm" svg:height="0.547cm" svg:x="7.183cm" svg:y="1.375cm">
          <draw:text-box>
            <text:p text:style-name="P2"><text:span text:style-name="T3">2. Объемно-планировочное решение</text:span></text:p>
          </draw:text-box>
        </draw:frame>
        <draw:frame draw:style-name="gr2" draw:text-style-name="P3" draw:layer="layout" svg:width="12.996cm" svg:height="0.547cm" svg:x="3.256cm" svg:y="3.079cm">
          <draw:text-box>
            <text:p text:style-name="P2"><text:span text:style-name="T1">Проектируемое здание имеет прямоугольную форму в плане.</text:span></text:p>
          </draw:text-box>
        </draw:frame>
        <draw:frame draw:style-name="gr2" draw:text-style-name="P3" draw:layer="layout" svg:width="8.532cm" svg:height="0.547cm" svg:x="3.256cm" svg:y="3.933cm">
          <draw:text-box>
            <text:p text:style-name="P2"><text:span text:style-name="T1">Габаритные размеры в осях: 15,6*15,0 м</text:span></text:p>
          </draw:text-box>
        </draw:frame>
        <draw:frame draw:style-name="gr2" draw:text-style-name="P3" draw:layer="layout" svg:width="4.588cm" svg:height="0.547cm" svg:x="3.256cm" svg:y="4.783cm">
          <draw:text-box>
            <text:p text:style-name="P2"><text:span text:style-name="T1">Количество этажей: 2</text:span></text:p>
          </draw:text-box>
        </draw:frame>
        <draw:frame draw:style-name="gr2" draw:text-style-name="P3" draw:layer="layout" svg:width="3.85cm" svg:height="0.547cm" svg:x="3.256cm" svg:y="5.637cm">
          <draw:text-box>
            <text:p text:style-name="P2"><text:span text:style-name="T1">Высота этажа: 3 м</text:span></text:p>
          </draw:text-box>
        </draw:frame>
        <draw:frame draw:style-name="gr2" draw:text-style-name="P3" draw:layer="layout" svg:width="7.588cm" svg:height="0.547cm" svg:x="3.256cm" svg:y="6.487cm">
          <draw:text-box>
            <text:p text:style-name="P2"><text:span text:style-name="T1">Здание имеет чердак высотой: 1,9 м</text:span></text:p>
          </draw:text-box>
        </draw:frame>
        <draw:frame draw:style-name="gr2" draw:text-style-name="P3" draw:layer="layout" svg:width="9.873cm" svg:height="0.547cm" svg:x="3.256cm" svg:y="7.341cm">
          <draw:text-box>
            <text:p text:style-name="P2"><text:span text:style-name="T1">Вход расположен в центральной части здания;</text:span></text:p>
          </draw:text-box>
        </draw:frame>
        <draw:frame draw:style-name="gr2" draw:text-style-name="P3" draw:layer="layout" svg:width="8.866cm" svg:height="0.547cm" svg:x="3.256cm" svg:y="8.191cm">
          <draw:text-box>
            <text:p text:style-name="P2"><text:span text:style-name="T1">Запроектирована одна лестничная клетка.</text:span></text:p>
          </draw:text-box>
        </draw:frame>
        <draw:frame draw:style-name="gr2" draw:text-style-name="P3" draw:layer="layout" svg:width="8.685cm" svg:height="0.547cm" svg:x="3.256cm" svg:y="9.045cm">
          <draw:text-box>
            <text:p text:style-name="P2"><text:span text:style-name="T1">Профиль кровли: двухскатная, уклон 21°</text:span></text:p>
          </draw:text-box>
        </draw:frame>
        <draw:frame draw:style-name="gr2" draw:text-style-name="P3" draw:layer="layout" svg:width="8.806cm" svg:height="0.547cm" svg:x="3.256cm" svg:y="9.895cm">
          <draw:text-box>
            <text:p text:style-name="P2"><text:span text:style-name="T1">Водоотвод: наружный неорганизованный</text:span></text:p>
          </draw:text-box>
        </draw:frame>
        <draw:frame draw:style-name="gr2" draw:text-style-name="P3" draw:layer="layout" svg:width="7.461cm" svg:height="0.547cm" svg:x="3.256cm" svg:y="10.749cm">
          <draw:text-box>
            <text:p text:style-name="P2"><text:span text:style-name="T1"><text:s/></text:span><text:span text:style-name="T1">Планировочная схема: секционная</text:span></text:p>
          </draw:text-box>
        </draw:frame>
        <draw:frame draw:style-name="gr2" draw:text-style-name="P3" draw:layer="layout" svg:width="6.291cm" svg:height="0.547cm" svg:x="3.256cm" svg:y="11.599cm">
          <draw:text-box>
            <text:p text:style-name="P2"><text:span text:style-name="T1">На каждом этаже 4 квартиры:</text:span></text:p>
          </draw:text-box>
        </draw:frame>
        <draw:frame draw:style-name="gr2" draw:text-style-name="P3" draw:layer="layout" svg:width="6.382cm" svg:height="0.547cm" svg:x="3.256cm" svg:y="12.453cm">
          <draw:text-box>
            <text:p text:style-name="P2"><text:span text:style-name="T1">-однокомнатная, S= 44,54 м2 :</text:span></text:p>
          </draw:text-box>
        </draw:frame>
        <draw:frame draw:style-name="gr2" draw:text-style-name="P3" draw:layer="layout" svg:width="11.77cm" svg:height="0.547cm" svg:x="3.256cm" svg:y="13.303cm">
          <draw:text-box>
            <text:p text:style-name="P2"><text:span text:style-name="T1">общая комната (20,5 м2), кухня (6,73 м2), <text:s/>с/у (3,26 м2),</text:span></text:p>
          </draw:text-box>
        </draw:frame>
        <draw:frame draw:style-name="gr2" draw:text-style-name="P3" draw:layer="layout" svg:width="7.463cm" svg:height="0.547cm" svg:x="3.256cm" svg:y="14.157cm">
          <draw:text-box>
            <text:p text:style-name="P2"><text:span text:style-name="T1">тамбур (9,21 м2), лоджия (4,84 м2).</text:span></text:p>
          </draw:text-box>
        </draw:frame>
        <draw:frame draw:style-name="gr2" draw:text-style-name="P3" draw:layer="layout" svg:width="6.382cm" svg:height="0.547cm" svg:x="3.256cm" svg:y="15.007cm">
          <draw:text-box>
            <text:p text:style-name="P2"><text:span text:style-name="T1">-однокомнатная, S= 44,54 м2 :</text:span></text:p>
          </draw:text-box>
        </draw:frame>
        <draw:frame draw:style-name="gr2" draw:text-style-name="P3" draw:layer="layout" svg:width="11.894cm" svg:height="0.547cm" svg:x="3.256cm" svg:y="15.86cm">
          <draw:text-box>
            <text:p text:style-name="P2"><text:span text:style-name="T1"><text:s/></text:span><text:span text:style-name="T1">общая комната (20,5 м2), кухня (6,73 м2), <text:s/>с/у (3,26 м2),</text:span></text:p>
          </draw:text-box>
        </draw:frame>
        <draw:frame draw:style-name="gr2" draw:text-style-name="P3" draw:layer="layout" svg:width="7.587cm" svg:height="0.547cm" svg:x="3.256cm" svg:y="16.711cm">
          <draw:text-box>
            <text:p text:style-name="P2"><text:span text:style-name="T1"><text:s/></text:span><text:span text:style-name="T1">тамбур (9,21 м2), лоджия (4,84 м2).</text:span></text:p>
          </draw:text-box>
        </draw:frame>
        <draw:frame draw:style-name="gr2" draw:text-style-name="P3" draw:layer="layout" svg:width="6.134cm" svg:height="0.547cm" svg:x="3.256cm" svg:y="17.564cm">
          <draw:text-box>
            <text:p text:style-name="P2"><text:span text:style-name="T1">-однокомнатная, S= 40,4 м2 :</text:span></text:p>
          </draw:text-box>
        </draw:frame>
        <draw:frame draw:style-name="gr2" draw:text-style-name="P3" draw:layer="layout" svg:width="11.77cm" svg:height="0.547cm" svg:x="3.256cm" svg:y="18.415cm">
          <draw:text-box>
            <text:p text:style-name="P2"><text:span text:style-name="T1">общая комната (15,3 м2), кухня (6,73 м2), <text:s/>с/у (3,26 м2),</text:span></text:p>
          </draw:text-box>
        </draw:frame>
        <draw:frame draw:style-name="gr2" draw:text-style-name="P3" draw:layer="layout" svg:width="7.587cm" svg:height="0.547cm" svg:x="3.256cm" svg:y="19.268cm">
          <draw:text-box>
            <text:p text:style-name="P2"><text:span text:style-name="T1"><text:s/></text:span><text:span text:style-name="T1">тамбур (5,07 м2), лоджия (4,84 м2).</text:span></text:p>
          </draw:text-box>
        </draw:frame>
        <draw:frame draw:style-name="gr2" draw:text-style-name="P3" draw:layer="layout" svg:width="6.134cm" svg:height="0.547cm" svg:x="3.256cm" svg:y="20.118cm">
          <draw:text-box>
            <text:p text:style-name="P2"><text:span text:style-name="T1">-однокомнатная, S= 40,4 м2 :</text:span></text:p>
          </draw:text-box>
        </draw:frame>
        <draw:frame draw:style-name="gr2" draw:text-style-name="P3" draw:layer="layout" svg:width="11.771cm" svg:height="0.547cm" svg:x="3.256cm" svg:y="20.972cm">
          <draw:text-box>
            <text:p text:style-name="P2"><text:span text:style-name="T1"><text:s/></text:span><text:span text:style-name="T1">общая комната (15,3 м2), кухня (6,73 м2), <text:s/>с/у (3,26 м2)</text:span></text:p>
          </draw:text-box>
        </draw:frame>
        <draw:frame draw:style-name="gr2" draw:text-style-name="P3" draw:layer="layout" svg:width="7.463cm" svg:height="0.547cm" svg:x="3.256cm" svg:y="21.822cm">
          <draw:text-box>
            <text:p text:style-name="P2"><text:span text:style-name="T1">тамбур (5,07 м2), лоджия (4,84 м2).</text:span></text:p>
          </draw:text-box>
        </draw:frame>
        <draw:line draw:style-name="gr5" draw:text-style-name="P6" draw:layer="layout" svg:x1="1.961cm" svg:y1="26.834cm" svg:x2="20.559cm" svg:y2="26.834cm">
          <text:p/>
        </draw:line>
        <draw:line draw:style-name="gr5" draw:text-style-name="P6" draw:layer="layout" svg:x1="1.961cm" svg:y1="27.338cm" svg:x2="8.537cm" svg:y2="27.338cm">
          <text:p/>
        </draw:line>
        <draw:line draw:style-name="gr5" draw:text-style-name="P6" draw:layer="layout" svg:x1="19.462cm" svg:y1="27.363cm" svg:x2="20.559cm" svg:y2="27.363cm">
          <text:p/>
        </draw:line>
        <draw:line draw:style-name="gr5" draw:text-style-name="P6" draw:layer="layout" svg:x1="1.961cm" svg:y1="27.762cm" svg:x2="8.537cm" svg:y2="27.762cm">
          <text:p/>
        </draw:line>
        <draw:line draw:style-name="gr5" draw:text-style-name="P6" draw:layer="layout" svg:x1="1.961cm" svg:y1="28.259cm" svg:x2="20.559cm" svg:y2="28.259cm">
          <text:p/>
        </draw:line>
        <draw:line draw:style-name="gr5" draw:text-style-name="P6" draw:layer="layout" svg:x1="2cm" svg:y1="26.795cm" svg:x2="2cm" svg:y2="28.298cm">
          <text:p/>
        </draw:line>
        <draw:line draw:style-name="gr5" draw:text-style-name="P6" draw:layer="layout" svg:x1="2.998cm" svg:y1="26.795cm" svg:x2="2.998cm" svg:y2="28.298cm">
          <text:p/>
        </draw:line>
        <draw:line draw:style-name="gr5" draw:text-style-name="P6" draw:layer="layout" svg:x1="4cm" svg:y1="26.795cm" svg:x2="4cm" svg:y2="28.298cm">
          <text:p/>
        </draw:line>
        <draw:line draw:style-name="gr5" draw:text-style-name="P6" draw:layer="layout" svg:x1="4.998cm" svg:y1="26.795cm" svg:x2="4.998cm" svg:y2="28.298cm">
          <text:p/>
        </draw:line>
        <draw:line draw:style-name="gr5" draw:text-style-name="P6" draw:layer="layout" svg:x1="6cm" svg:y1="26.795cm" svg:x2="6cm" svg:y2="28.298cm">
          <text:p/>
        </draw:line>
        <draw:line draw:style-name="gr5" draw:text-style-name="P6" draw:layer="layout" svg:x1="7.5cm" svg:y1="26.795cm" svg:x2="7.5cm" svg:y2="28.298cm">
          <text:p/>
        </draw:line>
        <draw:line draw:style-name="gr5" draw:text-style-name="P6" draw:layer="layout" svg:x1="8.498cm" svg:y1="26.795cm" svg:x2="8.498cm" svg:y2="28.298cm">
          <text:p/>
        </draw:line>
        <draw:line draw:style-name="gr5" draw:text-style-name="P6" draw:layer="layout" svg:x1="19.501cm" svg:y1="26.795cm" svg:x2="19.501cm" svg:y2="28.298cm">
          <text:p/>
        </draw:line>
        <draw:line draw:style-name="gr5" draw:text-style-name="P6" draw:layer="layout" svg:x1="20.521cm" svg:y1="26.795cm" svg:x2="20.521cm" svg:y2="28.298cm">
          <text:p/>
        </draw:line>
        <draw:frame draw:style-name="gr2" draw:text-style-name="P3" draw:layer="layout" svg:width="14.706cm" svg:height="0.547cm" svg:x="3.256cm" svg:y="22.676cm">
          <draw:text-box>
            <text:p text:style-name="P2"><text:span text:style-name="T1">Во всех квартирах на кухне предусмотрена раковина и электроплита;</text:span></text:p>
          </draw:text-box>
        </draw:frame>
        <draw:frame draw:style-name="gr8" draw:text-style-name="P11" draw:layer="layout" svg:width="0.352cm" svg:height="0.39cm" svg:x="3.256cm" svg:y="23.649cm">
          <draw:text-box>
            <text:p text:style-name="P2"><text:span text:style-name="T6"><text:s/></text:span></text:p>
          </draw:text-box>
        </draw:frame>
        <draw:frame draw:style-name="gr2" draw:text-style-name="P3" draw:layer="layout" svg:width="9.178cm" svg:height="0.547cm" svg:x="3.344cm" svg:y="23.526cm">
          <draw:text-box>
            <text:p text:style-name="P2"><text:span text:style-name="T1">в сан.узлах — ванна, умывальник и унитаз.</text:span></text:p>
          </draw:text-box>
        </draw:frame>
        <draw:frame draw:style-name="gr8" draw:text-style-name="P11" draw:layer="layout" svg:width="3.76cm" svg:height="0.39cm" svg:x="12.742cm" svg:y="26.989cm">
          <draw:text-box>
            <text:p text:style-name="P2"><text:span text:style-name="T6">Объемно-планировочное</text:span></text:p>
          </draw:text-box>
        </draw:frame>
        <draw:frame draw:style-name="gr8" draw:text-style-name="P11" draw:layer="layout" svg:width="1.38cm" svg:height="0.39cm" svg:x="13.938cm" svg:y="27.596cm">
          <draw:text-box>
            <text:p text:style-name="P2"><text:span text:style-name="T6"><text:s/></text:span><text:span text:style-name="T6">решение</text:span></text:p>
          </draw:text-box>
        </draw:frame>
        <draw:frame draw:style-name="gr6" draw:text-style-name="P7" draw:layer="layout" svg:width="0.516cm" svg:height="0.276cm" svg:x="19.756cm" svg:y="26.985cm">
          <draw:text-box>
            <text:p text:style-name="P2"><text:span text:style-name="T5">Лист</text:span></text:p>
          </draw:text-box>
        </draw:frame>
        <draw:frame draw:style-name="gr6" draw:text-style-name="P7" draw:layer="layout" svg:width="0.246cm" svg:height="0.276cm" svg:x="19.953cm" svg:y="27.514cm">
          <draw:text-box>
            <text:p text:style-name="P2"><text:span text:style-name="T5">7</text:span></text:p>
          </draw:text-box>
        </draw:frame>
        <draw:frame draw:style-name="gr6" draw:text-style-name="P7" draw:layer="layout" svg:width="0.493cm" svg:height="0.276cm" svg:x="2.258cm" svg:y="27.909cm">
          <draw:text-box>
            <text:p text:style-name="P2"><text:span text:style-name="T5">Изм.</text:span></text:p>
          </draw:text-box>
        </draw:frame>
        <draw:frame draw:style-name="gr6" draw:text-style-name="P7" draw:layer="layout" svg:width="0.472cm" svg:height="0.276cm" svg:x="3.267cm" svg:y="27.909cm">
          <draw:text-box>
            <text:p text:style-name="P2"><text:span text:style-name="T5">Кол.</text:span></text:p>
          </draw:text-box>
        </draw:frame>
        <draw:frame draw:style-name="gr6" draw:text-style-name="P7" draw:layer="layout" svg:width="0.516cm" svg:height="0.276cm" svg:x="4.244cm" svg:y="27.909cm">
          <draw:text-box>
            <text:p text:style-name="P2"><text:span text:style-name="T5">Лист</text:span></text:p>
          </draw:text-box>
        </draw:frame>
        <draw:frame draw:style-name="gr6" draw:text-style-name="P7" draw:layer="layout" svg:width="0.665cm" svg:height="0.276cm" svg:x="5.172cm" svg:y="27.909cm">
          <draw:text-box>
            <text:p text:style-name="P2"><text:span text:style-name="T5">№ </text:span><text:span text:style-name="T5">дрк</text:span></text:p>
          </draw:text-box>
        </draw:frame>
        <draw:polygon draw:style-name="gr7" draw:text-style-name="P6" draw:layer="layout" svg:width="18.612cm" svg:height="27.633cm" svg:x="2.039cm" svg:y="0.57cm" svg:viewBox="0 0 18613 27634" draw:points="9307,27634 0,27634 0,0 18613,0 18613,27634">
          <text:p/>
        </draw:polygon>
        <draw:frame draw:style-name="gr6" draw:text-style-name="P7" draw:layer="layout" svg:width="0.62cm" svg:height="0.276cm" svg:x="6.442cm" svg:y="27.909cm">
          <draw:text-box>
            <text:p text:style-name="P2"><text:span text:style-name="T5">Подп.</text:span></text:p>
          </draw:text-box>
        </draw:frame>
        <draw:frame draw:style-name="gr6" draw:text-style-name="P7" draw:layer="layout" svg:width="0.495cm" svg:height="0.276cm" svg:x="7.754cm" svg:y="27.909cm">
          <draw:text-box>
            <text:p text:style-name="P2"><text:span text:style-name="T5">Дата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21cm" svg:height="29.7cm" svg:x="0cm" svg:y="0.002cm" svg:viewBox="0 0 21001 29701" draw:points="0,0 21001,0 21001,29701 0,29701">
          <text:p/>
        </draw:polygon>
        <draw:polygon draw:style-name="gr1" draw:text-style-name="P1" draw:layer="layout" svg:width="21cm" svg:height="29.7cm" svg:x="0cm" svg:y="0.002cm" svg:viewBox="0 0 21001 29701" draw:points="0,0 21001,0 21001,29701 0,29701">
          <text:p/>
        </draw:polygon>
        <draw:frame draw:style-name="gr2" draw:text-style-name="P3" draw:layer="layout" svg:width="18.303cm" svg:height="0.547cm" svg:x="2.254cm" svg:y="1.375cm">
          <draw:text-box>
            <text:p text:style-name="P2"><text:span text:style-name="T1"><text:s text:c="6"/></text:span><text:span text:style-name="T1">Фасад запроектированного здания сохранил в себе естественные цвета кирпичной </text:span></text:p>
          </draw:text-box>
        </draw:frame>
        <draw:frame draw:style-name="gr2" draw:text-style-name="P3" draw:layer="layout" svg:width="18.297cm" svg:height="0.547cm" svg:x="2.254cm" svg:y="2.229cm">
          <draw:text-box>
            <text:p text:style-name="P2"><text:span text:style-name="T1">кладки. Для контраста и выделения швов в раствор были введены красящие вещества </text:span></text:p>
          </draw:text-box>
        </draw:frame>
        <draw:frame draw:style-name="gr2" draw:text-style-name="P3" draw:layer="layout" svg:width="18.123cm" svg:height="0.547cm" svg:x="2.254cm" svg:y="3.079cm">
          <draw:text-box>
            <text:p text:style-name="P2"><text:span text:style-name="T1">черного цвета. Цоколь дома оштукатурен декоративной штукатуркой по цвету слабо </text:span></text:p>
          </draw:text-box>
        </draw:frame>
        <draw:frame draw:style-name="gr2" draw:text-style-name="P3" draw:layer="layout" svg:width="5.249cm" svg:height="0.547cm" svg:x="2.254cm" svg:y="3.933cm">
          <draw:text-box>
            <text:p text:style-name="P2"><text:span text:style-name="T1">контрастируя с фасадом.</text:span></text:p>
          </draw:text-box>
        </draw:frame>
        <draw:frame draw:style-name="gr8" draw:text-style-name="P11" draw:layer="layout" svg:width="0.352cm" svg:height="0.395cm" svg:x="3.507cm" svg:y="5.398cm">
          <draw:text-box>
            <text:p text:style-name="P2"><text:span text:style-name="T7"><text:s/></text:span></text:p>
          </draw:text-box>
        </draw:frame>
        <draw:frame draw:style-name="gr2" draw:text-style-name="P3" draw:layer="layout" svg:width="16.215cm" svg:height="0.547cm" svg:x="3.15cm" svg:y="5.277cm">
          <draw:text-box>
            <text:p text:style-name="P2"><text:span text:style-name="T1">Стены общей комнаты оклеены обоями, потолки – потолочным покрытием. </text:span></text:p>
          </draw:text-box>
        </draw:frame>
        <draw:frame draw:style-name="gr2" draw:text-style-name="P3" draw:layer="layout" svg:width="17.432cm" svg:height="0.547cm" svg:x="2.254cm" svg:y="6.131cm">
          <draw:text-box>
            <text:p text:style-name="P2"><text:span text:style-name="T1">Стены и потолки кухни обиты деревянными проморенными рейками, что создает </text:span></text:p>
          </draw:text-box>
        </draw:frame>
        <draw:frame draw:style-name="gr2" draw:text-style-name="P3" draw:layer="layout" svg:width="17.338cm" svg:height="0.547cm" svg:x="2.254cm" svg:y="6.981cm">
          <draw:text-box>
            <text:p text:style-name="P2"><text:span text:style-name="T1">красочный внутренний интерьер. По одной из стен кухни уложена облицовочная </text:span></text:p>
          </draw:text-box>
        </draw:frame>
        <draw:frame draw:style-name="gr2" draw:text-style-name="P3" draw:layer="layout" svg:width="16.86cm" svg:height="0.547cm" svg:x="2.254cm" svg:y="7.835cm">
          <draw:text-box>
            <text:p text:style-name="P2"><text:span text:style-name="T1">плитка (стена вдоль которой размещена плита и мойка). Стены санузлов также </text:span></text:p>
          </draw:text-box>
        </draw:frame>
        <draw:line draw:style-name="gr5" draw:text-style-name="P6" draw:layer="layout" svg:x1="1.961cm" svg:y1="26.837cm" svg:x2="20.559cm" svg:y2="26.837cm">
          <text:p/>
        </draw:line>
        <draw:line draw:style-name="gr5" draw:text-style-name="P6" draw:layer="layout" svg:x1="1.961cm" svg:y1="27.338cm" svg:x2="8.537cm" svg:y2="27.338cm">
          <text:p/>
        </draw:line>
        <draw:line draw:style-name="gr5" draw:text-style-name="P6" draw:layer="layout" svg:x1="19.462cm" svg:y1="27.367cm" svg:x2="20.559cm" svg:y2="27.367cm">
          <text:p/>
        </draw:line>
        <draw:line draw:style-name="gr5" draw:text-style-name="P6" draw:layer="layout" svg:x1="1.961cm" svg:y1="27.765cm" svg:x2="8.537cm" svg:y2="27.765cm">
          <text:p/>
        </draw:line>
        <draw:line draw:style-name="gr5" draw:text-style-name="P6" draw:layer="layout" svg:x1="1.961cm" svg:y1="28.263cm" svg:x2="20.559cm" svg:y2="28.263cm">
          <text:p/>
        </draw:line>
        <draw:line draw:style-name="gr5" draw:text-style-name="P6" draw:layer="layout" svg:x1="2cm" svg:y1="26.799cm" svg:x2="2cm" svg:y2="28.301cm">
          <text:p/>
        </draw:line>
        <draw:line draw:style-name="gr5" draw:text-style-name="P6" draw:layer="layout" svg:x1="2.998cm" svg:y1="26.799cm" svg:x2="2.998cm" svg:y2="28.301cm">
          <text:p/>
        </draw:line>
        <draw:line draw:style-name="gr5" draw:text-style-name="P6" draw:layer="layout" svg:x1="4cm" svg:y1="26.799cm" svg:x2="4cm" svg:y2="28.301cm">
          <text:p/>
        </draw:line>
        <draw:line draw:style-name="gr5" draw:text-style-name="P6" draw:layer="layout" svg:x1="4.998cm" svg:y1="26.799cm" svg:x2="4.998cm" svg:y2="28.301cm">
          <text:p/>
        </draw:line>
        <draw:line draw:style-name="gr5" draw:text-style-name="P6" draw:layer="layout" svg:x1="6cm" svg:y1="26.799cm" svg:x2="6cm" svg:y2="28.301cm">
          <text:p/>
        </draw:line>
        <draw:line draw:style-name="gr5" draw:text-style-name="P6" draw:layer="layout" svg:x1="7.5cm" svg:y1="26.799cm" svg:x2="7.5cm" svg:y2="28.301cm">
          <text:p/>
        </draw:line>
        <draw:line draw:style-name="gr5" draw:text-style-name="P6" draw:layer="layout" svg:x1="8.498cm" svg:y1="26.799cm" svg:x2="8.498cm" svg:y2="28.301cm">
          <text:p/>
        </draw:line>
        <draw:line draw:style-name="gr5" draw:text-style-name="P6" draw:layer="layout" svg:x1="19.501cm" svg:y1="26.799cm" svg:x2="19.501cm" svg:y2="28.301cm">
          <text:p/>
        </draw:line>
        <draw:line draw:style-name="gr5" draw:text-style-name="P6" draw:layer="layout" svg:x1="20.521cm" svg:y1="26.799cm" svg:x2="20.521cm" svg:y2="28.301cm">
          <text:p/>
        </draw:line>
        <draw:frame draw:style-name="gr2" draw:text-style-name="P3" draw:layer="layout" svg:width="17.936cm" svg:height="0.547cm" svg:x="2.254cm" svg:y="8.685cm">
          <draw:text-box>
            <text:p text:style-name="P2"><text:span text:style-name="T1">отделаны облицовочной керамической плиткой. В ванной на одной из стен плиткой </text:span></text:p>
          </draw:text-box>
        </draw:frame>
        <draw:frame draw:style-name="gr2" draw:text-style-name="P3" draw:layer="layout" svg:width="17.958cm" svg:height="0.547cm" svg:x="2.254cm" svg:y="9.539cm">
          <draw:text-box>
            <text:p text:style-name="P2"><text:span text:style-name="T1">уложен рисунок, что создает дополнительный уют и привлекательность внутренней </text:span></text:p>
          </draw:text-box>
        </draw:frame>
        <draw:frame draw:style-name="gr2" draw:text-style-name="P3" draw:layer="layout" svg:width="1.815cm" svg:height="0.547cm" svg:x="2.254cm" svg:y="10.389cm">
          <draw:text-box>
            <text:p text:style-name="P2"><text:span text:style-name="T1">отделки.</text:span></text:p>
          </draw:text-box>
        </draw:frame>
        <draw:frame draw:style-name="gr8" draw:text-style-name="P11" draw:layer="layout" svg:width="2.459cm" svg:height="0.39cm" svg:x="13.395cm" svg:y="26.993cm">
          <draw:text-box>
            <text:p text:style-name="P2"><text:span text:style-name="T6">Конструктивное</text:span></text:p>
          </draw:text-box>
        </draw:frame>
        <draw:frame draw:style-name="gr8" draw:text-style-name="P11" draw:layer="layout" svg:width="1.38cm" svg:height="0.39cm" svg:x="13.938cm" svg:y="27.603cm">
          <draw:text-box>
            <text:p text:style-name="P2"><text:span text:style-name="T6"><text:s/></text:span><text:span text:style-name="T6">решение</text:span></text:p>
          </draw:text-box>
        </draw:frame>
        <draw:frame draw:style-name="gr6" draw:text-style-name="P7" draw:layer="layout" svg:width="0.516cm" svg:height="0.276cm" svg:x="19.756cm" svg:y="26.988cm">
          <draw:text-box>
            <text:p text:style-name="P2"><text:span text:style-name="T5">Лист</text:span></text:p>
          </draw:text-box>
        </draw:frame>
        <draw:frame draw:style-name="gr6" draw:text-style-name="P7" draw:layer="layout" svg:width="0.246cm" svg:height="0.276cm" svg:x="19.953cm" svg:y="27.518cm">
          <draw:text-box>
            <text:p text:style-name="P2"><text:span text:style-name="T5">9</text:span></text:p>
          </draw:text-box>
        </draw:frame>
        <draw:frame draw:style-name="gr6" draw:text-style-name="P7" draw:layer="layout" svg:width="0.493cm" svg:height="0.276cm" svg:x="2.258cm" svg:y="27.913cm">
          <draw:text-box>
            <text:p text:style-name="P2"><text:span text:style-name="T5">Изм.</text:span></text:p>
          </draw:text-box>
        </draw:frame>
        <draw:frame draw:style-name="gr6" draw:text-style-name="P7" draw:layer="layout" svg:width="0.472cm" svg:height="0.276cm" svg:x="3.267cm" svg:y="27.913cm">
          <draw:text-box>
            <text:p text:style-name="P2"><text:span text:style-name="T5">Кол.</text:span></text:p>
          </draw:text-box>
        </draw:frame>
        <draw:frame draw:style-name="gr6" draw:text-style-name="P7" draw:layer="layout" svg:width="0.516cm" svg:height="0.276cm" svg:x="4.244cm" svg:y="27.913cm">
          <draw:text-box>
            <text:p text:style-name="P2"><text:span text:style-name="T5">Лист</text:span></text:p>
          </draw:text-box>
        </draw:frame>
        <draw:frame draw:style-name="gr6" draw:text-style-name="P7" draw:layer="layout" svg:width="0.665cm" svg:height="0.276cm" svg:x="5.172cm" svg:y="27.913cm">
          <draw:text-box>
            <text:p text:style-name="P2"><text:span text:style-name="T5">№ </text:span><text:span text:style-name="T5">дрк</text:span></text:p>
          </draw:text-box>
        </draw:frame>
        <draw:polygon draw:style-name="gr7" draw:text-style-name="P6" draw:layer="layout" svg:width="18.45cm" svg:height="27.63cm" svg:x="2.039cm" svg:y="0.573cm" svg:viewBox="0 0 18451 27631" draw:points="9229,27631 0,27631 0,0 18451,0 18451,27631">
          <text:p/>
        </draw:polygon>
        <draw:frame draw:style-name="gr6" draw:text-style-name="P7" draw:layer="layout" svg:width="0.62cm" svg:height="0.276cm" svg:x="6.442cm" svg:y="27.913cm">
          <draw:text-box>
            <text:p text:style-name="P2"><text:span text:style-name="T5">Подп.</text:span></text:p>
          </draw:text-box>
        </draw:frame>
        <draw:frame draw:style-name="gr6" draw:text-style-name="P7" draw:layer="layout" svg:width="0.495cm" svg:height="0.276cm" svg:x="7.754cm" svg:y="27.913cm">
          <draw:text-box>
            <text:p text:style-name="P2"><text:span text:style-name="T5">Дата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1cm" svg:height="29.7cm" svg:x="0cm" svg:y="0.002cm" svg:viewBox="0 0 21001 29701" draw:points="0,0 21001,0 21001,29701 0,29701">
          <text:p/>
        </draw:polygon>
        <draw:polygon draw:style-name="gr1" draw:text-style-name="P1" draw:layer="layout" svg:width="21cm" svg:height="29.7cm" svg:x="0cm" svg:y="0.002cm" svg:viewBox="0 0 21001 29701" draw:points="0,0 21001,0 21001,29701 0,29701">
          <text:p/>
        </draw:polygon>
        <draw:frame draw:style-name="gr2" draw:text-style-name="P3" draw:layer="layout" svg:width="6.474cm" svg:height="0.547cm" svg:x="8.029cm" svg:y="2.229cm">
          <draw:text-box>
            <text:p text:style-name="P2"><text:span text:style-name="T3">4. Инженерное оборудование</text:span></text:p>
          </draw:text-box>
        </draw:frame>
        <draw:frame draw:style-name="gr2" draw:text-style-name="P3" draw:layer="layout" svg:width="8.777cm" svg:height="0.547cm" svg:x="3.256cm" svg:y="3.933cm">
          <draw:text-box>
            <text:p text:style-name="P2"><text:span text:style-name="T1">Водопровод- хозяйственно-питьевой, от <text:s/></text:span></text:p>
          </draw:text-box>
        </draw:frame>
        <draw:frame draw:style-name="gr2" draw:text-style-name="P3" draw:layer="layout" svg:width="6cm" svg:height="0.547cm" svg:x="12.375cm" svg:y="3.933cm">
          <draw:text-box>
            <text:p text:style-name="P2"><text:span text:style-name="T1">внешней <text:s text:c="2"/>сети, <text:s text:c="2"/>расчетный </text:span></text:p>
          </draw:text-box>
        </draw:frame>
        <draw:frame draw:style-name="gr2" draw:text-style-name="P3" draw:layer="layout" svg:width="1.371cm" svg:height="0.547cm" svg:x="18.637cm" svg:y="3.933cm">
          <draw:text-box>
            <text:p text:style-name="P2"><text:span text:style-name="T1">напор </text:span></text:p>
          </draw:text-box>
        </draw:frame>
        <draw:frame draw:style-name="gr2" draw:text-style-name="P3" draw:layer="layout" svg:width="0.493cm" svg:height="0.547cm" svg:x="20.26cm" svg:y="3.933cm">
          <draw:text-box>
            <text:p text:style-name="P2"><text:span text:style-name="T1">у</text:span></text:p>
          </draw:text-box>
        </draw:frame>
        <draw:frame draw:style-name="gr2" draw:text-style-name="P3" draw:layer="layout" svg:width="3.746cm" svg:height="0.547cm" svg:x="2.304cm" svg:y="4.783cm">
          <draw:text-box>
            <text:p text:style-name="P2"><text:span text:style-name="T1">основания 35,0 м.</text:span></text:p>
          </draw:text-box>
        </draw:frame>
        <draw:frame draw:style-name="gr2" draw:text-style-name="P3" draw:layer="layout" svg:width="11.894cm" svg:height="0.547cm" svg:x="3.256cm" svg:y="5.637cm">
          <draw:text-box>
            <text:p text:style-name="P2"><text:span text:style-name="T1">Канализация - <text:s/>хозяйственно-бытовая в городскую сеть.</text:span></text:p>
          </draw:text-box>
        </draw:frame>
        <draw:frame draw:style-name="gr2" draw:text-style-name="P3" draw:layer="layout" svg:width="2.43cm" svg:height="0.547cm" svg:x="3.256cm" svg:y="6.487cm">
          <draw:text-box>
            <text:p text:style-name="P2"><text:span text:style-name="T1">Отопление </text:span></text:p>
          </draw:text-box>
        </draw:frame>
        <draw:frame draw:style-name="gr2" draw:text-style-name="P3" draw:layer="layout" svg:width="2.232cm" svg:height="0.547cm" svg:x="5.853cm" svg:y="6.487cm">
          <draw:text-box>
            <text:p text:style-name="P2"><text:span text:style-name="T1">- <text:s/>водяное </text:span></text:p>
          </draw:text-box>
        </draw:frame>
        <draw:frame draw:style-name="gr2" draw:text-style-name="P3" draw:layer="layout" svg:width="2.765cm" svg:height="0.547cm" svg:x="8.259cm" svg:y="6.487cm">
          <draw:text-box>
            <text:p text:style-name="P2"><text:span text:style-name="T1">центральное </text:span></text:p>
          </draw:text-box>
        </draw:frame>
        <draw:frame draw:style-name="gr2" draw:text-style-name="P3" draw:layer="layout" svg:width="0.593cm" svg:height="0.547cm" svg:x="11.19cm" svg:y="6.487cm">
          <draw:text-box>
            <text:p text:style-name="P2"><text:span text:style-name="T1">со </text:span></text:p>
          </draw:text-box>
        </draw:frame>
        <draw:frame draw:style-name="gr2" draw:text-style-name="P3" draw:layer="layout" svg:width="2.431cm" svg:height="0.547cm" svg:x="11.956cm" svg:y="6.487cm">
          <draw:text-box>
            <text:p text:style-name="P2"><text:span text:style-name="T1">стальными </text:span></text:p>
          </draw:text-box>
        </draw:frame>
        <draw:frame draw:style-name="gr2" draw:text-style-name="P3" draw:layer="layout" svg:width="6.089cm" svg:height="0.547cm" svg:x="14.552cm" svg:y="6.487cm">
          <draw:text-box>
            <text:p text:style-name="P2"><text:span text:style-name="T1">конвекторами, <text:s text:c="2"/>температура</text:span></text:p>
          </draw:text-box>
        </draw:frame>
        <draw:frame draw:style-name="gr2" draw:text-style-name="P3" draw:layer="layout" svg:width="5.493cm" svg:height="0.547cm" svg:x="2.304cm" svg:y="7.341cm">
          <draw:text-box>
            <text:p text:style-name="P2"><text:span text:style-name="T1">теплоносителя 105...70°С.</text:span></text:p>
          </draw:text-box>
        </draw:frame>
        <draw:frame draw:style-name="gr2" draw:text-style-name="P3" draw:layer="layout" svg:width="2.82cm" svg:height="0.547cm" svg:x="3.256cm" svg:y="8.191cm">
          <draw:text-box>
            <text:p text:style-name="P2"><text:span text:style-name="T1">Вентиляция -</text:span></text:p>
          </draw:text-box>
        </draw:frame>
        <draw:frame draw:style-name="gr8" draw:text-style-name="P11" draw:layer="layout" svg:width="0.352cm" svg:height="0.395cm" svg:x="6.064cm" svg:y="8.312cm">
          <draw:text-box>
            <text:p text:style-name="P2"><text:span text:style-name="T7"><text:s/></text:span></text:p>
          </draw:text-box>
        </draw:frame>
        <draw:frame draw:style-name="gr2" draw:text-style-name="P3" draw:layer="layout" svg:width="14.335cm" svg:height="0.547cm" svg:x="6.163cm" svg:y="8.191cm">
          <draw:text-box>
            <text:p text:style-name="P2"><text:span text:style-name="T1">приточно-вытяжная с естественным и механическим побуждением.</text:span></text:p>
          </draw:text-box>
        </draw:frame>
        <draw:frame draw:style-name="gr2" draw:text-style-name="P3" draw:layer="layout" svg:width="1.824cm" svg:height="0.547cm" svg:x="3.256cm" svg:y="9.045cm">
          <draw:text-box>
            <text:p text:style-name="P2"><text:span text:style-name="T1">Горячее </text:span></text:p>
          </draw:text-box>
        </draw:frame>
        <draw:frame draw:style-name="gr2" draw:text-style-name="P3" draw:layer="layout" svg:width="3.376cm" svg:height="0.547cm" svg:x="5.281cm" svg:y="9.045cm">
          <draw:text-box>
            <text:p text:style-name="P2"><text:span text:style-name="T1">водоснабжение </text:span></text:p>
          </draw:text-box>
        </draw:frame>
        <draw:frame draw:style-name="gr2" draw:text-style-name="P3" draw:layer="layout" svg:width="3.224cm" svg:height="0.547cm" svg:x="8.855cm" svg:y="9.045cm">
          <draw:text-box>
            <text:p text:style-name="P2"><text:span text:style-name="T1">- <text:s text:c="2"/>от <text:s/>внешней </text:span></text:p>
          </draw:text-box>
        </draw:frame>
        <draw:frame draw:style-name="gr2" draw:text-style-name="P3" draw:layer="layout" svg:width="1.171cm" svg:height="0.547cm" svg:x="12.27cm" svg:y="9.045cm">
          <draw:text-box>
            <text:p text:style-name="P2"><text:span text:style-name="T1">сети, </text:span></text:p>
          </draw:text-box>
        </draw:frame>
        <draw:frame draw:style-name="gr2" draw:text-style-name="P3" draw:layer="layout" svg:width="2.361cm" svg:height="0.547cm" svg:x="13.645cm" svg:y="9.045cm">
          <draw:text-box>
            <text:p text:style-name="P2"><text:span text:style-name="T1">расчетный </text:span></text:p>
          </draw:text-box>
        </draw:frame>
        <draw:frame draw:style-name="gr2" draw:text-style-name="P3" draw:layer="layout" svg:width="1.371cm" svg:height="0.547cm" svg:x="16.203cm" svg:y="9.045cm">
          <draw:text-box>
            <text:p text:style-name="P2"><text:span text:style-name="T1">напор </text:span></text:p>
          </draw:text-box>
        </draw:frame>
        <draw:frame draw:style-name="gr2" draw:text-style-name="P3" draw:layer="layout" svg:width="2.689cm" svg:height="0.547cm" svg:x="17.784cm" svg:y="9.045cm">
          <draw:text-box>
            <text:p text:style-name="P2"><text:span text:style-name="T1">у <text:s/>основания</text:span></text:p>
          </draw:text-box>
        </draw:frame>
        <draw:frame draw:style-name="gr2" draw:text-style-name="P3" draw:layer="layout" svg:width="3.188cm" svg:height="0.547cm" svg:x="2.304cm" svg:y="9.895cm">
          <draw:text-box>
            <text:p text:style-name="P2"><text:span text:style-name="T1">стояков 39,0 м.</text:span></text:p>
          </draw:text-box>
        </draw:frame>
        <draw:line draw:style-name="gr5" draw:text-style-name="P6" draw:layer="layout" svg:x1="1.961cm" svg:y1="27.719cm" svg:x2="20.559cm" svg:y2="27.719cm">
          <text:p/>
        </draw:line>
        <draw:line draw:style-name="gr5" draw:text-style-name="P6" draw:layer="layout" svg:x1="1.961cm" svg:y1="28.22cm" svg:x2="8.537cm" svg:y2="28.22cm">
          <text:p/>
        </draw:line>
        <draw:line draw:style-name="gr5" draw:text-style-name="P6" draw:layer="layout" svg:x1="19.462cm" svg:y1="28.249cm" svg:x2="20.559cm" svg:y2="28.249cm">
          <text:p/>
        </draw:line>
        <draw:line draw:style-name="gr5" draw:text-style-name="P6" draw:layer="layout" svg:x1="1.961cm" svg:y1="28.647cm" svg:x2="8.537cm" svg:y2="28.647cm">
          <text:p/>
        </draw:line>
        <draw:line draw:style-name="gr5" draw:text-style-name="P6" draw:layer="layout" svg:x1="1.961cm" svg:y1="29.145cm" svg:x2="20.559cm" svg:y2="29.145cm">
          <text:p/>
        </draw:line>
        <draw:line draw:style-name="gr5" draw:text-style-name="P6" draw:layer="layout" svg:x1="2cm" svg:y1="27.681cm" svg:x2="2cm" svg:y2="29.183cm">
          <text:p/>
        </draw:line>
        <draw:line draw:style-name="gr5" draw:text-style-name="P6" draw:layer="layout" svg:x1="2.998cm" svg:y1="27.681cm" svg:x2="2.998cm" svg:y2="29.183cm">
          <text:p/>
        </draw:line>
        <draw:line draw:style-name="gr5" draw:text-style-name="P6" draw:layer="layout" svg:x1="4cm" svg:y1="27.681cm" svg:x2="4cm" svg:y2="29.183cm">
          <text:p/>
        </draw:line>
        <draw:line draw:style-name="gr5" draw:text-style-name="P6" draw:layer="layout" svg:x1="4.998cm" svg:y1="27.681cm" svg:x2="4.998cm" svg:y2="29.183cm">
          <text:p/>
        </draw:line>
        <draw:line draw:style-name="gr5" draw:text-style-name="P6" draw:layer="layout" svg:x1="6cm" svg:y1="27.681cm" svg:x2="6cm" svg:y2="29.183cm">
          <text:p/>
        </draw:line>
        <draw:line draw:style-name="gr5" draw:text-style-name="P6" draw:layer="layout" svg:x1="7.5cm" svg:y1="27.681cm" svg:x2="7.5cm" svg:y2="29.183cm">
          <text:p/>
        </draw:line>
        <draw:line draw:style-name="gr5" draw:text-style-name="P6" draw:layer="layout" svg:x1="8.498cm" svg:y1="27.681cm" svg:x2="8.498cm" svg:y2="29.183cm">
          <text:p/>
        </draw:line>
        <draw:line draw:style-name="gr5" draw:text-style-name="P6" draw:layer="layout" svg:x1="19.501cm" svg:y1="27.681cm" svg:x2="19.501cm" svg:y2="29.183cm">
          <text:p/>
        </draw:line>
        <draw:line draw:style-name="gr5" draw:text-style-name="P6" draw:layer="layout" svg:x1="20.521cm" svg:y1="27.681cm" svg:x2="20.521cm" svg:y2="29.183cm">
          <text:p/>
        </draw:line>
        <draw:frame draw:style-name="gr2" draw:text-style-name="P3" draw:layer="layout" svg:width="11.539cm" svg:height="0.547cm" svg:x="3.256cm" svg:y="10.749cm">
          <draw:text-box>
            <text:p text:style-name="P2"><text:span text:style-name="T1">Газоснабжение - от внешней сети к кухонным плитам.</text:span></text:p>
          </draw:text-box>
        </draw:frame>
        <draw:frame draw:style-name="gr2" draw:text-style-name="P3" draw:layer="layout" svg:width="13.24cm" svg:height="0.547cm" svg:x="3.256cm" svg:y="11.599cm">
          <draw:text-box>
            <text:p text:style-name="P2"><text:span text:style-name="T1">Электроснабжение - от внешней сети, напряжение 380/220 Вт.</text:span></text:p>
          </draw:text-box>
        </draw:frame>
        <draw:frame draw:style-name="gr2" draw:text-style-name="P3" draw:layer="layout" svg:width="8.487cm" svg:height="0.547cm" svg:x="3.256cm" svg:y="12.453cm">
          <draw:text-box>
            <text:p text:style-name="P2"><text:span text:style-name="T1">Электроосвещение — люминесцентное.</text:span></text:p>
          </draw:text-box>
        </draw:frame>
        <draw:frame draw:style-name="gr8" draw:text-style-name="P11" draw:layer="layout" svg:width="1.882cm" svg:height="0.39cm" svg:x="13.684cm" svg:y="27.875cm">
          <draw:text-box>
            <text:p text:style-name="P2"><text:span text:style-name="T6">Инженерное</text:span></text:p>
          </draw:text-box>
        </draw:frame>
        <draw:frame draw:style-name="gr8" draw:text-style-name="P11" draw:layer="layout" svg:width="2.092cm" svg:height="0.39cm" svg:x="13.578cm" svg:y="28.485cm">
          <draw:text-box>
            <text:p text:style-name="P2"><text:span text:style-name="T6">оборудование</text:span></text:p>
          </draw:text-box>
        </draw:frame>
        <draw:frame draw:style-name="gr6" draw:text-style-name="P7" draw:layer="layout" svg:width="0.516cm" svg:height="0.276cm" svg:x="19.756cm" svg:y="27.87cm">
          <draw:text-box>
            <text:p text:style-name="P2"><text:span text:style-name="T5">Лист</text:span></text:p>
          </draw:text-box>
        </draw:frame>
        <draw:frame draw:style-name="gr6" draw:text-style-name="P7" draw:layer="layout" svg:width="0.248cm" svg:height="0.276cm" svg:x="19.893cm" svg:y="28.399cm">
          <draw:text-box>
            <text:p text:style-name="P2"><text:span text:style-name="T5">10</text:span></text:p>
          </draw:text-box>
        </draw:frame>
        <draw:frame draw:style-name="gr6" draw:text-style-name="P7" draw:layer="layout" svg:width="0.493cm" svg:height="0.276cm" svg:x="2.258cm" svg:y="28.795cm">
          <draw:text-box>
            <text:p text:style-name="P2"><text:span text:style-name="T5">Изм.</text:span></text:p>
          </draw:text-box>
        </draw:frame>
        <draw:frame draw:style-name="gr6" draw:text-style-name="P7" draw:layer="layout" svg:width="0.472cm" svg:height="0.276cm" svg:x="3.267cm" svg:y="28.795cm">
          <draw:text-box>
            <text:p text:style-name="P2"><text:span text:style-name="T5">Кол.</text:span></text:p>
          </draw:text-box>
        </draw:frame>
        <draw:frame draw:style-name="gr6" draw:text-style-name="P7" draw:layer="layout" svg:width="0.516cm" svg:height="0.276cm" svg:x="4.244cm" svg:y="28.795cm">
          <draw:text-box>
            <text:p text:style-name="P2"><text:span text:style-name="T5">Лист</text:span></text:p>
          </draw:text-box>
        </draw:frame>
        <draw:frame draw:style-name="gr6" draw:text-style-name="P7" draw:layer="layout" svg:width="0.665cm" svg:height="0.276cm" svg:x="5.172cm" svg:y="28.795cm">
          <draw:text-box>
            <text:p text:style-name="P2"><text:span text:style-name="T5">№ </text:span><text:span text:style-name="T5">дрк</text:span></text:p>
          </draw:text-box>
        </draw:frame>
        <draw:polygon draw:style-name="gr7" draw:text-style-name="P6" draw:layer="layout" svg:width="18.45cm" svg:height="28.515cm" svg:x="2.039cm" svg:y="0.573cm" svg:viewBox="0 0 18451 28516" draw:points="9229,28516 0,28516 0,0 18451,0 18451,28516">
          <text:p/>
        </draw:polygon>
        <draw:frame draw:style-name="gr6" draw:text-style-name="P7" draw:layer="layout" svg:width="0.62cm" svg:height="0.276cm" svg:x="6.442cm" svg:y="28.795cm">
          <draw:text-box>
            <text:p text:style-name="P2"><text:span text:style-name="T5">Подп.</text:span></text:p>
          </draw:text-box>
        </draw:frame>
        <draw:frame draw:style-name="gr6" draw:text-style-name="P7" draw:layer="layout" svg:width="0.495cm" svg:height="0.276cm" svg:x="7.754cm" svg:y="28.795cm">
          <draw:text-box>
            <text:p text:style-name="P2"><text:span text:style-name="T5">Дата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21cm" svg:height="29.7cm" svg:x="0cm" svg:y="0.002cm" svg:viewBox="0 0 21001 29701" draw:points="0,0 21001,0 21001,29701 0,29701">
          <text:p/>
        </draw:polygon>
        <draw:polygon draw:style-name="gr1" draw:text-style-name="P1" draw:layer="layout" svg:width="21cm" svg:height="29.7cm" svg:x="0cm" svg:y="0.002cm" svg:viewBox="0 0 21001 29701" draw:points="0,0 21001,0 21001,29701 0,29701">
          <text:p/>
        </draw:polygon>
        <draw:frame draw:style-name="gr2" draw:text-style-name="P3" draw:layer="layout" svg:width="6.292cm" svg:height="0.547cm" svg:x="8.745cm" svg:y="2.229cm">
          <draw:text-box>
            <text:p text:style-name="P2"><text:span text:style-name="T3">Библиографический список</text:span></text:p>
          </draw:text-box>
        </draw:frame>
        <draw:frame draw:style-name="gr2" draw:text-style-name="P3" draw:layer="layout" svg:width="17.123cm" svg:height="0.547cm" svg:x="3.256cm" svg:y="3.933cm">
          <draw:text-box>
            <text:p text:style-name="P2"><text:span text:style-name="T1">1. Благовещенский Ф.А., Букина Е.Ф. Архитектурные конструкции: Учебник по </text:span></text:p>
          </draw:text-box>
        </draw:frame>
        <draw:frame draw:style-name="gr2" draw:text-style-name="P3" draw:layer="layout" svg:width="12.646cm" svg:height="0.547cm" svg:x="2.155cm" svg:y="4.783cm">
          <draw:text-box>
            <text:p text:style-name="P2"><text:span text:style-name="T1">спец. «Архитектура».- М.: Архитектура-С, 2011.- 232 с., ил.</text:span></text:p>
          </draw:text-box>
        </draw:frame>
        <draw:frame draw:style-name="gr2" draw:text-style-name="P3" draw:layer="layout" svg:width="17.177cm" svg:height="0.547cm" svg:x="3.256cm" svg:y="5.637cm">
          <draw:text-box>
            <text:p text:style-name="P2"><text:span text:style-name="T1">2. Дегтев И.А. Окна и двери жилых, общественных и производственных зданий: </text:span></text:p>
          </draw:text-box>
        </draw:frame>
        <draw:frame draw:style-name="gr2" draw:text-style-name="P3" draw:layer="layout" svg:width="18.017cm" svg:height="0.547cm" svg:x="2.155cm" svg:y="6.487cm">
          <draw:text-box>
            <text:p text:style-name="P2"><text:span text:style-name="T1">методические указания к выполнению курсовых и дипломных проектов/ Сост.: И.А. </text:span></text:p>
          </draw:text-box>
        </draw:frame>
        <draw:frame draw:style-name="gr2" draw:text-style-name="P3" draw:layer="layout" svg:width="16.384cm" svg:height="0.547cm" svg:x="2.155cm" svg:y="7.341cm">
          <draw:text-box>
            <text:p text:style-name="P2"><text:span text:style-name="T1">Дегтев, Н.Д. Черныш, Г.В. Коренькова. - Белгород: Изд-во БелГТАСМ, 2000.</text:span></text:p>
          </draw:text-box>
        </draw:frame>
        <draw:frame draw:style-name="gr2" draw:text-style-name="P3" draw:layer="layout" svg:width="16.856cm" svg:height="0.547cm" svg:x="3.404cm" svg:y="8.191cm">
          <draw:text-box>
            <text:p text:style-name="P2"><text:span text:style-name="T1">3. Дегтев И.А. Железобетонные перемычки и обвязочные балки: методические </text:span></text:p>
          </draw:text-box>
        </draw:frame>
        <draw:frame draw:style-name="gr2" draw:text-style-name="P3" draw:layer="layout" svg:width="17.71cm" svg:height="0.547cm" svg:x="2.155cm" svg:y="9.045cm">
          <draw:text-box>
            <text:p text:style-name="P2"><text:span text:style-name="T1">указания к выполнению курсовых и дипломных проектов/ Сост.: И.А. Дегтев, Н.Д. </text:span></text:p>
          </draw:text-box>
        </draw:frame>
        <draw:frame draw:style-name="gr2" draw:text-style-name="P3" draw:layer="layout" svg:width="9.636cm" svg:height="0.547cm" svg:x="2.155cm" svg:y="9.895cm">
          <draw:text-box>
            <text:p text:style-name="P2"><text:span text:style-name="T1">Черныш. Белгород: Изд-во БелГТАСМ, 1993.</text:span></text:p>
          </draw:text-box>
        </draw:frame>
        <draw:frame draw:style-name="gr2" draw:text-style-name="P3" draw:layer="layout" svg:width="15.956cm" svg:height="0.547cm" svg:x="3.404cm" svg:y="10.749cm">
          <draw:text-box>
            <text:p text:style-name="P2"><text:span text:style-name="T1">4. Черныш Н.Д. Лестницы гражданских и производственных зданий: учеб. </text:span></text:p>
          </draw:text-box>
        </draw:frame>
        <draw:frame draw:style-name="gr2" draw:text-style-name="P3" draw:layer="layout" svg:width="16.49cm" svg:height="0.547cm" svg:x="2.155cm" svg:y="11.599cm">
          <draw:text-box>
            <text:p text:style-name="P2"><text:span text:style-name="T1">пособие / Н.Д. Черныш, Г.В. Коренькова, И.А. Дегтев.- М: Изд-во АСВ, 2001.</text:span></text:p>
          </draw:text-box>
        </draw:frame>
        <draw:frame draw:style-name="gr2" draw:text-style-name="P3" draw:layer="layout" svg:width="14.373cm" svg:height="0.547cm" svg:x="3.404cm" svg:y="12.453cm">
          <draw:text-box>
            <text:p text:style-name="P2"><text:span text:style-name="T1">5. Черныш Н.Д. Отделка гражданских и производственных зданий: </text:span></text:p>
          </draw:text-box>
        </draw:frame>
        <draw:frame draw:style-name="gr2" draw:text-style-name="P3" draw:layer="layout" svg:width="18.165cm" svg:height="0.547cm" svg:x="2.155cm" svg:y="13.303cm">
          <draw:text-box>
            <text:p text:style-name="P2"><text:span text:style-name="T1">методические указания к выполнению курсовых и квалификационной работы/ Сост.: </text:span></text:p>
          </draw:text-box>
        </draw:frame>
        <draw:frame draw:style-name="gr2" draw:text-style-name="P3" draw:layer="layout" svg:width="17.059cm" svg:height="0.547cm" svg:x="2.155cm" svg:y="14.157cm">
          <draw:text-box>
            <text:p text:style-name="P2"><text:span text:style-name="T1">Н.Д. Черныш, И.А. Дегтев, Г.В. Коренькова Белгород: Изд-во БелГТАСМ, 1997.</text:span></text:p>
          </draw:text-box>
        </draw:frame>
        <draw:frame draw:style-name="gr2" draw:text-style-name="P3" draw:layer="layout" svg:width="17.202cm" svg:height="0.547cm" svg:x="3.256cm" svg:y="15.007cm">
          <draw:text-box>
            <text:p text:style-name="P2"><text:span text:style-name="T1">6. Полы: учеб. пособие / И.А. Дегтев, Г.В. Коренькова, Черныш Н.Д. - Белгород: </text:span></text:p>
          </draw:text-box>
        </draw:frame>
        <draw:frame draw:style-name="gr2" draw:text-style-name="P3" draw:layer="layout" svg:width="3.958cm" svg:height="0.547cm" svg:x="2.155cm" svg:y="15.86cm">
          <draw:text-box>
            <text:p text:style-name="P2"><text:span text:style-name="T1">Изд-во АСВ, 1998.</text:span></text:p>
          </draw:text-box>
        </draw:frame>
        <draw:line draw:style-name="gr5" draw:text-style-name="P6" draw:layer="layout" svg:x1="1.961cm" svg:y1="27.684cm" svg:x2="20.559cm" svg:y2="27.684cm">
          <text:p/>
        </draw:line>
        <draw:line draw:style-name="gr5" draw:text-style-name="P6" draw:layer="layout" svg:x1="1.961cm" svg:y1="28.182cm" svg:x2="8.537cm" svg:y2="28.182cm">
          <text:p/>
        </draw:line>
        <draw:line draw:style-name="gr5" draw:text-style-name="P6" draw:layer="layout" svg:x1="19.462cm" svg:y1="28.213cm" svg:x2="20.559cm" svg:y2="28.213cm">
          <text:p/>
        </draw:line>
        <draw:line draw:style-name="gr5" draw:text-style-name="P6" draw:layer="layout" svg:x1="1.961cm" svg:y1="28.608cm" svg:x2="8.537cm" svg:y2="28.608cm">
          <text:p/>
        </draw:line>
        <draw:line draw:style-name="gr5" draw:text-style-name="P6" draw:layer="layout" svg:x1="1.961cm" svg:y1="29.109cm" svg:x2="20.559cm" svg:y2="29.109cm">
          <text:p/>
        </draw:line>
        <draw:line draw:style-name="gr5" draw:text-style-name="P6" draw:layer="layout" svg:x1="2cm" svg:y1="27.645cm" svg:x2="2cm" svg:y2="29.148cm">
          <text:p/>
        </draw:line>
        <draw:line draw:style-name="gr5" draw:text-style-name="P6" draw:layer="layout" svg:x1="2.998cm" svg:y1="27.645cm" svg:x2="2.998cm" svg:y2="29.148cm">
          <text:p/>
        </draw:line>
        <draw:line draw:style-name="gr5" draw:text-style-name="P6" draw:layer="layout" svg:x1="4cm" svg:y1="27.645cm" svg:x2="4cm" svg:y2="29.148cm">
          <text:p/>
        </draw:line>
        <draw:line draw:style-name="gr5" draw:text-style-name="P6" draw:layer="layout" svg:x1="4.998cm" svg:y1="27.645cm" svg:x2="4.998cm" svg:y2="29.148cm">
          <text:p/>
        </draw:line>
        <draw:line draw:style-name="gr5" draw:text-style-name="P6" draw:layer="layout" svg:x1="6cm" svg:y1="27.645cm" svg:x2="6cm" svg:y2="29.148cm">
          <text:p/>
        </draw:line>
        <draw:line draw:style-name="gr5" draw:text-style-name="P6" draw:layer="layout" svg:x1="7.5cm" svg:y1="27.645cm" svg:x2="7.5cm" svg:y2="29.148cm">
          <text:p/>
        </draw:line>
        <draw:line draw:style-name="gr5" draw:text-style-name="P6" draw:layer="layout" svg:x1="8.498cm" svg:y1="27.645cm" svg:x2="8.498cm" svg:y2="29.148cm">
          <text:p/>
        </draw:line>
        <draw:line draw:style-name="gr5" draw:text-style-name="P6" draw:layer="layout" svg:x1="19.501cm" svg:y1="27.645cm" svg:x2="19.501cm" svg:y2="29.148cm">
          <text:p/>
        </draw:line>
        <draw:line draw:style-name="gr5" draw:text-style-name="P6" draw:layer="layout" svg:x1="20.521cm" svg:y1="27.645cm" svg:x2="20.521cm" svg:y2="29.148cm">
          <text:p/>
        </draw:line>
        <draw:frame draw:style-name="gr2" draw:text-style-name="P3" draw:layer="layout" svg:width="16.899cm" svg:height="0.547cm" svg:x="3.404cm" svg:y="16.711cm">
          <draw:text-box>
            <text:p text:style-name="P2"><text:span text:style-name="T1">7. СП 23-101-2004. Проектирование тепловой защиты здания Госстрой России, </text:span></text:p>
          </draw:text-box>
        </draw:frame>
        <draw:frame draw:style-name="gr2" draw:text-style-name="P3" draw:layer="layout" svg:width="18.016cm" svg:height="0.547cm" svg:x="2.155cm" svg:y="17.564cm">
          <draw:text-box>
            <text:p text:style-name="P2"><text:span text:style-name="T1">2003.-М.: 8. СП 131.13330.2020 "СНиП 23-01-99* Строительная климатология" - М.: </text:span></text:p>
          </draw:text-box>
        </draw:frame>
        <draw:frame draw:style-name="gr2" draw:text-style-name="P3" draw:layer="layout" svg:width="4.931cm" svg:height="0.547cm" svg:x="2.155cm" svg:y="18.415cm">
          <draw:text-box>
            <text:p text:style-name="P2"><text:span text:style-name="T1">Госстрой России, 2021.</text:span></text:p>
          </draw:text-box>
        </draw:frame>
        <draw:frame draw:style-name="gr8" draw:text-style-name="P11" draw:layer="layout" svg:width="3.036cm" svg:height="0.39cm" svg:x="13.106cm" svg:y="27.836cm">
          <draw:text-box>
            <text:p text:style-name="P2"><text:span text:style-name="T6">Библиографический</text:span></text:p>
          </draw:text-box>
        </draw:frame>
        <draw:frame draw:style-name="gr8" draw:text-style-name="P11" draw:layer="layout" svg:width="1.036cm" svg:height="0.39cm" svg:x="14.111cm" svg:y="28.443cm">
          <draw:text-box>
            <text:p text:style-name="P2"><text:span text:style-name="T6">список</text:span></text:p>
          </draw:text-box>
        </draw:frame>
        <draw:frame draw:style-name="gr6" draw:text-style-name="P7" draw:layer="layout" svg:width="0.516cm" svg:height="0.276cm" svg:x="19.756cm" svg:y="27.832cm">
          <draw:text-box>
            <text:p text:style-name="P2"><text:span text:style-name="T5">Лист</text:span></text:p>
          </draw:text-box>
        </draw:frame>
        <draw:frame draw:style-name="gr6" draw:text-style-name="P7" draw:layer="layout" svg:width="0.248cm" svg:height="0.276cm" svg:x="19.893cm" svg:y="28.361cm">
          <draw:text-box>
            <text:p text:style-name="P2"><text:span text:style-name="T5">11</text:span></text:p>
          </draw:text-box>
        </draw:frame>
        <draw:frame draw:style-name="gr6" draw:text-style-name="P7" draw:layer="layout" svg:width="0.493cm" svg:height="0.276cm" svg:x="2.258cm" svg:y="28.759cm">
          <draw:text-box>
            <text:p text:style-name="P2"><text:span text:style-name="T5">Изм.</text:span></text:p>
          </draw:text-box>
        </draw:frame>
        <draw:frame draw:style-name="gr6" draw:text-style-name="P7" draw:layer="layout" svg:width="0.472cm" svg:height="0.276cm" svg:x="3.267cm" svg:y="28.759cm">
          <draw:text-box>
            <text:p text:style-name="P2"><text:span text:style-name="T5">Кол.</text:span></text:p>
          </draw:text-box>
        </draw:frame>
        <draw:frame draw:style-name="gr6" draw:text-style-name="P7" draw:layer="layout" svg:width="0.516cm" svg:height="0.276cm" svg:x="4.244cm" svg:y="28.759cm">
          <draw:text-box>
            <text:p text:style-name="P2"><text:span text:style-name="T5">Лист</text:span></text:p>
          </draw:text-box>
        </draw:frame>
        <draw:frame draw:style-name="gr6" draw:text-style-name="P7" draw:layer="layout" svg:width="0.665cm" svg:height="0.276cm" svg:x="5.172cm" svg:y="28.759cm">
          <draw:text-box>
            <text:p text:style-name="P2"><text:span text:style-name="T5">№ </text:span><text:span text:style-name="T5">дрк</text:span></text:p>
          </draw:text-box>
        </draw:frame>
        <draw:polygon draw:style-name="gr7" draw:text-style-name="P6" draw:layer="layout" svg:width="18.45cm" svg:height="28.515cm" svg:x="2.039cm" svg:y="0.573cm" svg:viewBox="0 0 18451 28516" draw:points="9229,28516 0,28516 0,0 18451,0 18451,28516">
          <text:p/>
        </draw:polygon>
        <draw:frame draw:style-name="gr6" draw:text-style-name="P7" draw:layer="layout" svg:width="0.62cm" svg:height="0.276cm" svg:x="6.442cm" svg:y="28.759cm">
          <draw:text-box>
            <text:p text:style-name="P2"><text:span text:style-name="T5">Подп.</text:span></text:p>
          </draw:text-box>
        </draw:frame>
        <draw:frame draw:style-name="gr6" draw:text-style-name="P7" draw:layer="layout" svg:width="0.495cm" svg:height="0.276cm" svg:x="7.754cm" svg:y="28.759cm">
          <draw:text-box>
            <text:p text:style-name="P2"><text:span text:style-name="T5">Дата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99cm" fo:page-height="29.69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23T01:29:12.596453474</dc:date>
    <meta:editing-duration>PT9M9S</meta:editing-duration>
    <meta:editing-cycles>1</meta:editing-cycles>
    <meta:document-statistic meta:object-count="472"/>
    <meta:generator>LibreOffice/24.8.3.2$Linux_X86_64 LibreOffice_project/480$Build-2</meta:generator>
  </office:meta>
</office:document-meta>
</file>